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004f3a" officeooo:paragraph-rsid="00004f3a" style:font-size-asian="14pt" style:font-weight-asian="bold" style:font-size-complex="14pt" style:font-weight-complex="bold"/>
    </style:style>
    <style:style style:name="P2" style:family="paragraph" style:parent-style-name="Standard">
      <style:text-properties fo:font-size="14pt" fo:font-weight="normal" officeooo:rsid="00004f3a" officeooo:paragraph-rsid="00004f3a" style:font-size-asian="14pt" style:font-weight-asian="normal" style:font-size-complex="14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URCE CODE:</text:p>
      <text:p text:style-name="P1"/>
      <text:p text:style-name="P2">#####</text:p>
      <text:p text:style-name="P2"># VPC configuration KARTHIKA--PEC-CSE-SEM-8-PROJECT dev</text:p>
      <text:p text:style-name="P2">#####</text:p>
      <text:p text:style-name="P2"/>
      <text:p text:style-name="P2">data "aws_security_group" "default" {</text:p>
      <text:p text:style-name="P2"><text:s text:c="2"/>name <text:s text:c="2"/>= "default"</text:p>
      <text:p text:style-name="P2"><text:s text:c="2"/>vpc_id = module.vpc.vpc_id</text:p>
      <text:p text:style-name="P2">}</text:p>
      <text:p text:style-name="P2"/>
      <text:p text:style-name="P2">module "vpc" {</text:p>
      <text:p text:style-name="P2"><text:s text:c="2"/>source <text:s/>= "terraform-aws-modules/vpc/aws"</text:p>
      <text:p text:style-name="P2"><text:s text:c="2"/># version = "2.44.0"</text:p>
      <text:p text:style-name="P2"/>
      <text:p text:style-name="P2"><text:s text:c="2"/>name = "${var.tags["ServiceType"]}-${var.tags["Environment"]}-vpc"</text:p>
      <text:p text:style-name="P2"/>
      <text:p text:style-name="P2"><text:s text:c="2"/>azs = var.availability_zones</text:p>
      <text:p text:style-name="P2"/>
      <text:p text:style-name="P2"><text:s text:c="2"/>cidr <text:s text:c="11"/>= var.vpc_cidr</text:p>
      <text:p text:style-name="P2"><text:s text:c="2"/>private_subnets = var.private_subnets_cidrs</text:p>
      <text:p text:style-name="P2"><text:s text:c="2"/>public_subnets <text:s/>= var.public_subnets_cidrs</text:p>
      <text:p text:style-name="P2"/>
      <text:p text:style-name="P2"><text:s text:c="2"/>enable_dns_hostnames = true</text:p>
      <text:p text:style-name="P2"><text:s text:c="2"/>enable_dns_support <text:s text:c="2"/>= true</text:p>
      <text:p text:style-name="P2"/>
      <text:p text:style-name="P2"><text:s text:c="2"/>enable_nat_gateway = true</text:p>
      <text:p text:style-name="P2"><text:s text:c="2"/># enable_vpn_gateway = true <text:s text:c="5"/># TODO - Policy review DC or outside of DC connection into VPC?</text:p>
      <text:p text:style-name="P2"/>
      <text:p text:style-name="P2"><text:s text:c="2"/>single_nat_gateway <text:s text:c="4"/>= var.vpc_single_nat_gateway</text:p>
      <text:p text:style-name="P2"><text:s text:c="2"/>one_nat_gateway_per_az = var.vpc_one_nat_gateway_per_az</text:p>
      <text:p text:style-name="P2"/>
      <text:p text:style-name="P2"><text:s text:c="2"/>private_subnet_tags = {</text:p>
      <text:p text:style-name="P2"><text:s text:c="4"/>"kubernetes.io/role/internal-elb" = "1"</text:p>
      <text:p text:style-name="P2"><text:s text:c="2"/>}</text:p>
      <text:p text:style-name="P2"/>
      <text:p text:style-name="P2"><text:s text:c="2"/>public_subnet_tags = {</text:p>
      <text:p text:style-name="P2"><text:s text:c="4"/>"kubernetes.io/role/elb" = "1"</text:p>
      <text:p text:style-name="P2"><text:s text:c="2"/>}</text:p>
      <text:p text:style-name="P2"/>
      <text:p text:style-name="P2"><text:s text:c="2"/>tags = {</text:p>
      <text:p text:style-name="P2"><text:s text:c="4"/>Terraform = "true"</text:p>
      <text:p text:style-name="P2"><text:s text:c="4"/>Environment = "dev"</text:p>
      <text:p text:style-name="P2"><text:s text:c="2"/>}</text:p>
      <text:p text:style-name="P2"><text:soft-page-break/></text:p>
      <text:p text:style-name="P2"/>
      <text:p text:style-name="P2"><text:s text:c="2"/># VPC Endpoint for ECR API</text:p>
      <text:p text:style-name="P2"><text:s text:c="2"/># enable_ecr_api_endpoint <text:s text:c="13"/>= true</text:p>
      <text:p text:style-name="P2"><text:s text:c="2"/># ecr_api_endpoint_private_dns_enabled = true</text:p>
      <text:p text:style-name="P2"><text:s text:c="2"/># ecr_api_endpoint_security_group_ids <text:s/>= [data.aws_security_group.default.id]</text:p>
      <text:p text:style-name="P2"/>
      <text:p text:style-name="P2"><text:s text:c="2"/># VPC Endpoint for ECR DKR</text:p>
      <text:p text:style-name="P2"><text:s text:c="2"/># enable_ecr_dkr_endpoint <text:s text:c="13"/>= true</text:p>
      <text:p text:style-name="P2"><text:s text:c="2"/># ecr_dkr_endpoint_private_dns_enabled = true</text:p>
      <text:p text:style-name="P2"><text:s text:c="2"/># ecr_dkr_endpoint_security_group_ids <text:s/>= [data.aws_security_group.default.id]</text:p>
      <text:p text:style-name="P2"/>
      <text:p text:style-name="P2"><text:s text:c="2"/># VPC endpoint for S3</text:p>
      <text:p text:style-name="P2"><text:s text:c="2"/># enable_s3_endpoint = false</text:p>
      <text:p text:style-name="P2"/>
      <text:p text:style-name="P2"><text:s text:c="2"/># VPC endpoint for DynamoDB</text:p>
      <text:p text:style-name="P2"><text:s text:c="2"/># enable_dynamodb_endpoint = false</text:p>
      <text:p text:style-name="P2"/>
      <text:p text:style-name="P2">}</text:p>
      <text:p text:style-name="P2"/>
      <text:p text:style-name="P2">#####</text:p>
      <text:p text:style-name="P2"># Outputs</text:p>
      <text:p text:style-name="P2">#####</text:p>
      <text:p text:style-name="P2"/>
      <text:p text:style-name="P2">output "vpc_id" {</text:p>
      <text:p text:style-name="P2"><text:s text:c="2"/>value = module.vpc.vpc_id</text:p>
      <text:p text:style-name="P2">}</text:p>
      <text:p text:style-name="P2"/>
      <text:p text:style-name="P2">output "public_subnet_ids" {</text:p>
      <text:p text:style-name="P2"><text:s text:c="2"/>value = module.vpc.public_subnets</text:p>
      <text:p text:style-name="P2">}</text:p>
      <text:p text:style-name="P2"/>
      <text:p text:style-name="P2">output "private_subnet_ids" {</text:p>
      <text:p text:style-name="P2"><text:s text:c="2"/>value = module.vpc.private_subnets</text:p>
      <text:p text:style-name="P2">}</text:p>
      <text:p text:style-name="P2"/>
      <text:p text:style-name="P2">output "private_route_table_ids" {</text:p>
      <text:p text:style-name="P2"><text:s text:c="2"/>value = module.vpc.private_route_table_ids</text:p>
      <text:p text:style-name="P2">}</text:p>
      <text:p text:style-name="P2"/>
      <text:p text:style-name="P2">set -ie</text:p>
      <text:p text:style-name="P2"/>
      <text:p text:style-name="P2">project_name=${1}</text:p>
      <text:p text:style-name="P2">environment=${2}</text:p>
      <text:p text:style-name="P2">region=${3}</text:p>
      <text:p text:style-name="P2"><text:soft-page-break/>kms_key_arn=${4}</text:p>
      <text:p text:style-name="P2"/>
      <text:p text:style-name="P2">if [ -z "${project_name}" ];</text:p>
      <text:p text:style-name="P2">then</text:p>
      <text:p text:style-name="P2"><text:s text:c="2"/>echo "Project name not provided";</text:p>
      <text:p text:style-name="P2"><text:s text:c="2"/>exit 1;</text:p>
      <text:p text:style-name="P2">fi</text:p>
      <text:p text:style-name="P2"/>
      <text:p text:style-name="P2">if [ -z "${environment}" ];</text:p>
      <text:p text:style-name="P2">then</text:p>
      <text:p text:style-name="P2"><text:s text:c="2"/>echo "Environment not provided";</text:p>
      <text:p text:style-name="P2"><text:s text:c="2"/>exit 1;</text:p>
      <text:p text:style-name="P2">fi</text:p>
      <text:p text:style-name="P2"/>
      <text:p text:style-name="P2">name_with_env=${project_name}-${environment}-state</text:p>
      <text:p text:style-name="P2"/>
      <text:p text:style-name="P2"># if region not set, default to ireland region</text:p>
      <text:p text:style-name="P2">if [ -z "${region}" ];</text:p>
      <text:p text:style-name="P2">then</text:p>
      <text:p text:style-name="P2"><text:s text:c="2"/>region=eu-west-1</text:p>
      <text:p text:style-name="P2">fi</text:p>
      <text:p text:style-name="P2"/>
      <text:p text:style-name="P2">if [ -z "${kms_key_arn}" ];</text:p>
      <text:p text:style-name="P2">then</text:p>
      <text:p text:style-name="P2"><text:s text:c="2"/>echo "KMS key not provided";</text:p>
      <text:p text:style-name="P2"><text:s text:c="2"/>exit 1;</text:p>
      <text:p text:style-name="P2">fi</text:p>
      <text:p text:style-name="P2"/>
      <text:p text:style-name="P2"># Create bucket</text:p>
      <text:p text:style-name="P2">aws s3api create-bucket --bucket ${name_with_env} --region ${region} --create-bucket-configuration LocationConstraint=${region}</text:p>
      <text:p text:style-name="P2">aws s3api <text:s/>put-bucket-versioning --bucket ${name_with_env} <text:s/>--versioning-configuration '{"Status": "Enabled"}'</text:p>
      <text:p text:style-name="P2">aws s3api <text:s/>get-bucket-versioning --bucket ${name_with_env}</text:p>
      <text:p text:style-name="P2"/>
      <text:p text:style-name="P2"># Create dynamoDB</text:p>
      <text:p text:style-name="P2">aws --region ${region} dynamodb create-table --table-name lock-${name_with_env} \</text:p>
      <text:p text:style-name="P2"><text:s text:c="2"/>--attribute-definitions AttributeName=LockID,AttributeType=S \</text:p>
      <text:p text:style-name="P2"><text:s text:c="2"/>--key-schema AttributeName=LockID,KeyType=HASH \</text:p>
      <text:p text:style-name="P2"><text:s text:c="2"/>--provisioned-throughput ReadCapacityUnits=5,WriteCapacityUnits=5</text:p>
      <text:p text:style-name="P2"/>
      <text:p text:style-name="P2"># aws --region ${region} dynamodb update-continuous-backups --table-name lock-${name_with_env} \</text:p>
      <text:p text:style-name="P2"># <text:s text:c="2"/>--point-in-time-recovery-specification PointInTimeRecoveryEnabled=true</text:p>
      <text:p text:style-name="P2"><text:soft-page-break/></text:p>
      <text:p text:style-name="P2">echo "${name_with_env}";</text:p>
      <text:p text:style-name="P2">echo "lock-${name_with_env}";</text:p>
      <text:p text:style-name="P2">echo ${EIPALLOC}</text:p>
      <text:p text:style-name="P2"/>
      <text:p text:style-name="P2">echo "Bucket created named: ${name_with_env}"</text:p>
      <text:p text:style-name="P2">echo "DynamoDB created named: lock-${name_with_env}"</text:p>
      <text:p text:style-name="P2"/>
      <text:p text:style-name="P2">if [ -e ../backend_configs/${environment}_backend ]</text:p>
      <text:p text:style-name="P2">then</text:p>
      <text:p text:style-name="P2"><text:s text:c="2"/>echo "File exists. Modify existing backend configuration for environment: ${environment}";</text:p>
      <text:p text:style-name="P2"><text:s text:c="2"/>exit 1;</text:p>
      <text:p text:style-name="P2">else</text:p>
      <text:p text:style-name="P2"><text:s text:c="2"/>echo "File doesn't exist. Creating new backend configuration...";</text:p>
      <text:p text:style-name="P2"/>
      <text:p text:style-name="P2"><text:s text:c="2"/>sed "s|@STATE_BUCKET_NAME@|${name_with_env}|g;</text:p>
      <text:p text:style-name="P2"><text:s text:c="5"/>s|@STATE_LOCK_DDB@|lock-${name_with_env}|g;</text:p>
      <text:p text:style-name="P2"><text:s text:c="5"/>s|@KMS_KEY_ARN@|${kms_key_arn}|g" \</text:p>
      <text:p text:style-name="P2"><text:s text:c="4"/>../backend_configs/backend_template &gt; ../backend_configs/${environment}_backend</text:p>
      <text:p text:style-name="P2">fi</text:p>
      <text:p text:style-name="P2"/>
      <text:p text:style-name="P2"/>
      <text:p text:style-name="P2"/>
      <text:p text:style-name="P2">echo "New backend config file: backends/${environment}_backend use it to initilise terraform backend. See README.md"</text:p>
      <text:p text:style-name="P2"/>
      <text:p text:style-name="P2">---</text:p>
      <text:p text:style-name="P2">AWSTemplateFormatVersion: '2010-09-09'</text:p>
      <text:p text:style-name="P2">Description: 'Amazon EKS - Spot Node Group'</text:p>
      <text:p text:style-name="P2"/>
      <text:p text:style-name="P2">Metadata:</text:p>
      <text:p text:style-name="P2"><text:s text:c="2"/>AWS::CloudFormation::Interface:</text:p>
      <text:p text:style-name="P2"><text:s text:c="4"/>ParameterGroups:</text:p>
      <text:p text:style-name="P2"><text:s text:c="6"/>- Label:</text:p>
      <text:p text:style-name="P2"><text:s text:c="10"/>default: "EKS Configuration"</text:p>
      <text:p text:style-name="P2"><text:s text:c="8"/>Parameters:</text:p>
      <text:p text:style-name="P2"><text:s text:c="10"/>- ClusterName</text:p>
      <text:p text:style-name="P2"><text:s text:c="10"/>- ClusterControlPlaneSecurityGroup</text:p>
      <text:p text:style-name="P2"><text:s text:c="10"/>- NodeInstanceProfileArn</text:p>
      <text:p text:style-name="P2"><text:s text:c="10"/>- ExistingNodeSecurityGroups</text:p>
      <text:p text:style-name="P2"><text:s text:c="10"/>- NodeImageId</text:p>
      <text:p text:style-name="P2"><text:s text:c="10"/>- VpcId</text:p>
      <text:p text:style-name="P2"><text:s text:c="10"/>- KeyName</text:p>
      <text:p text:style-name="P2"><text:soft-page-break/><text:s text:c="10"/>- NodeGroupName</text:p>
      <text:p text:style-name="P2"><text:s text:c="10"/>- Subnets</text:p>
      <text:p text:style-name="P2"><text:s text:c="10"/>- BootstrapArgumentsForOnDemand</text:p>
      <text:p text:style-name="P2"><text:s text:c="10"/>- BootstrapArgumentsForSpot</text:p>
      <text:p text:style-name="P2"><text:s text:c="6"/>- Label:</text:p>
      <text:p text:style-name="P2"><text:s text:c="10"/>default: "Auto Scaling Configuration"</text:p>
      <text:p text:style-name="P2"><text:s text:c="8"/>Parameters:</text:p>
      <text:p text:style-name="P2"><text:s text:c="10"/>- NodeAutoScalingGroupMinSize</text:p>
      <text:p text:style-name="P2"><text:s text:c="10"/>- NodeAutoScalingGroupDesiredCapacity</text:p>
      <text:p text:style-name="P2"><text:s text:c="10"/>- NodeAutoScalingGroupMaxSize</text:p>
      <text:p text:style-name="P2"><text:s text:c="10"/>- NodeInstanceType</text:p>
      <text:p text:style-name="P2"><text:s text:c="10"/>- ASGAutoAssignPublicIp</text:p>
      <text:p text:style-name="P2"><text:s text:c="10"/>- OnDemandBaseCapacity</text:p>
      <text:p text:style-name="P2"><text:s text:c="10"/>- OnDemandPercentageAboveBaseCapacity</text:p>
      <text:p text:style-name="P2"><text:s text:c="10"/>- InstanceTypesOverride</text:p>
      <text:p text:style-name="P2"><text:s text:c="10"/>- SpotAllocStrategy</text:p>
      <text:p text:style-name="P2"/>
      <text:p text:style-name="P2">Parameters:</text:p>
      <text:p text:style-name="P2"><text:s text:c="2"/>VpcId:</text:p>
      <text:p text:style-name="P2"><text:s text:c="4"/>Description: The VPC of the worker instances</text:p>
      <text:p text:style-name="P2"><text:s text:c="4"/>Type: AWS::EC2::VPC::Id</text:p>
      <text:p text:style-name="P2"/>
      <text:p text:style-name="P2"><text:s text:c="2"/>Subnets:</text:p>
      <text:p text:style-name="P2"><text:s text:c="4"/>Description: Select 3 subnets where workers can be created.</text:p>
      <text:p text:style-name="P2"><text:s text:c="4"/>Type: List&lt;AWS::EC2::Subnet::Id&gt;</text:p>
      <text:p text:style-name="P2"/>
      <text:p text:style-name="P2"><text:s text:c="2"/>NodeInstanceProfileArn:</text:p>
      <text:p text:style-name="P2"><text:s text:c="4"/>Type: String</text:p>
      <text:p text:style-name="P2"><text:s text:c="4"/>Description: Node Instance profile Arn vaule</text:p>
      <text:p text:style-name="P2"/>
      <text:p text:style-name="P2"><text:s text:c="2"/>KeyName:</text:p>
      <text:p text:style-name="P2"><text:s text:c="4"/>Description: The EC2 Key Pair to allow SSH access to the instances</text:p>
      <text:p text:style-name="P2"><text:s text:c="4"/>Type: AWS::EC2::KeyPair::KeyName</text:p>
      <text:p text:style-name="P2"/>
      <text:p text:style-name="P2"><text:s text:c="2"/>NodeImageId:</text:p>
      <text:p text:style-name="P2"><text:s text:c="4"/>Type: AWS::EC2::Image::Id</text:p>
      <text:p text:style-name="P2"><text:s text:c="4"/>Description: Find the latest AMI id here - https://docs.aws.amazon.com/eks/latest/userguide/eks-optimized-ami.html</text:p>
      <text:p text:style-name="P2"/>
      <text:p text:style-name="P2"><text:s text:c="2"/>NodeInstanceType:</text:p>
      <text:p text:style-name="P2"><text:s text:c="4"/>Description: Default EC2 instance type for the node instances.</text:p>
      <text:p text:style-name="P2"><text:s text:c="4"/>Type: String</text:p>
      <text:p text:style-name="P2"><text:s text:c="4"/>Default: m5.large</text:p>
      <text:p text:style-name="P2"><text:s text:c="4"/>AllowedValues:</text:p>
      <text:p text:style-name="P2"><text:s text:c="6"/>- m5.large</text:p>
      <text:p text:style-name="P2"><text:soft-page-break/><text:s text:c="6"/>- m5.2xlarge</text:p>
      <text:p text:style-name="P2"><text:s text:c="6"/>- m5.4xlarge</text:p>
      <text:p text:style-name="P2"><text:s text:c="6"/>- m5.12xlarge</text:p>
      <text:p text:style-name="P2"><text:s text:c="6"/>- m5.24xlarge</text:p>
      <text:p text:style-name="P2"><text:s text:c="6"/>- m5d.large</text:p>
      <text:p text:style-name="P2"><text:s text:c="6"/>- m5d.2xlarge</text:p>
      <text:p text:style-name="P2"><text:s text:c="6"/>- m5d.4xlarge</text:p>
      <text:p text:style-name="P2"><text:s text:c="6"/>- m5d.12xlarge</text:p>
      <text:p text:style-name="P2"><text:s text:c="6"/>- m5d.24xlarge</text:p>
      <text:p text:style-name="P2"><text:s text:c="6"/>- m5a.large</text:p>
      <text:p text:style-name="P2"><text:s text:c="6"/>- m5a.2xlarge</text:p>
      <text:p text:style-name="P2"><text:s text:c="6"/>- m5a.4xlarge</text:p>
      <text:p text:style-name="P2"><text:s text:c="6"/>- m5a.12xlarge</text:p>
      <text:p text:style-name="P2"><text:s text:c="6"/>- m5a.24xlarge</text:p>
      <text:p text:style-name="P2"><text:s text:c="6"/>- m5ad.large</text:p>
      <text:p text:style-name="P2"><text:s text:c="6"/>- m5ad.2xlarge</text:p>
      <text:p text:style-name="P2"><text:s text:c="6"/>- m5ad.4xlarge</text:p>
      <text:p text:style-name="P2"><text:s text:c="6"/>- m5ad.12xlarge</text:p>
      <text:p text:style-name="P2"><text:s text:c="6"/>- m5ad.24xlarge</text:p>
      <text:p text:style-name="P2"><text:s text:c="6"/>- m4.large</text:p>
      <text:p text:style-name="P2"><text:s text:c="6"/>- m4.2xlarge</text:p>
      <text:p text:style-name="P2"><text:s text:c="6"/>- m4.4xlarge</text:p>
      <text:p text:style-name="P2"><text:s text:c="6"/>- m4.12xlarge</text:p>
      <text:p text:style-name="P2"><text:s text:c="6"/>- m4.24xlarge</text:p>
      <text:p text:style-name="P2"><text:s text:c="6"/>- m5n.large</text:p>
      <text:p text:style-name="P2"><text:s text:c="6"/>- m5n.xlarge</text:p>
      <text:p text:style-name="P2"><text:s text:c="6"/>- m5n.2xlarge</text:p>
      <text:p text:style-name="P2"><text:s text:c="6"/>- m5n.4xlarge</text:p>
      <text:p text:style-name="P2"><text:s text:c="6"/>- m5n.8xlarge</text:p>
      <text:p text:style-name="P2"><text:s text:c="6"/>- m5n.12xlarge</text:p>
      <text:p text:style-name="P2"><text:s text:c="6"/>- m5n.24xlarge</text:p>
      <text:p text:style-name="P2"><text:s text:c="6"/>- m5dn.large</text:p>
      <text:p text:style-name="P2"><text:s text:c="6"/>- m5dn.xlarge</text:p>
      <text:p text:style-name="P2"><text:s text:c="6"/>- m5dn.2xlarge</text:p>
      <text:p text:style-name="P2"><text:s text:c="6"/>- m5dn.4xlarge</text:p>
      <text:p text:style-name="P2"><text:s text:c="6"/>- m5dn.8xlarge</text:p>
      <text:p text:style-name="P2"><text:s text:c="6"/>- m5dn.12xlarge</text:p>
      <text:p text:style-name="P2"><text:s text:c="6"/>- m5dn.24xlarge</text:p>
      <text:p text:style-name="P2"><text:s text:c="4"/>ConstraintDescription: Must be a valid EC2 instance type</text:p>
      <text:p text:style-name="P2"/>
      <text:p text:style-name="P2"><text:s text:c="2"/>NodeAutoScalingGroupMinSize:</text:p>
      <text:p text:style-name="P2"><text:s text:c="4"/>Type: Number</text:p>
      <text:p text:style-name="P2"><text:s text:c="4"/>Description: Minimum size of Node Group ASG.</text:p>
      <text:p text:style-name="P2"/>
      <text:p text:style-name="P2"><text:s text:c="2"/>NodeAutoScalingGroupDesiredCapacity:</text:p>
      <text:p text:style-name="P2"><text:soft-page-break/><text:s text:c="4"/>Type: Number</text:p>
      <text:p text:style-name="P2"><text:s text:c="4"/>Description: Desired size of Node Group ASG.</text:p>
      <text:p text:style-name="P2"/>
      <text:p text:style-name="P2"><text:s text:c="2"/>NodeAutoScalingGroupMaxSize:</text:p>
      <text:p text:style-name="P2"><text:s text:c="4"/>Type: Number</text:p>
      <text:p text:style-name="P2"><text:s text:c="4"/>Description: Maximum size of Node Group ASG.</text:p>
      <text:p text:style-name="P2"><text:s text:c="4"/>Default: 10</text:p>
      <text:p text:style-name="P2"/>
      <text:p text:style-name="P2"><text:s text:c="2"/>ASGAutoAssignPublicIp:</text:p>
      <text:p text:style-name="P2"><text:s text:c="4"/>Type: String</text:p>
      <text:p text:style-name="P2"><text:s text:c="4"/>Description: "auto assign public IP address for ASG instances"</text:p>
      <text:p text:style-name="P2"><text:s text:c="4"/>AllowedValues:</text:p>
      <text:p text:style-name="P2"><text:s text:c="6"/>- "yes"</text:p>
      <text:p text:style-name="P2"><text:s text:c="6"/>- "no"</text:p>
      <text:p text:style-name="P2"><text:s text:c="4"/>Default: "yes"</text:p>
      <text:p text:style-name="P2"/>
      <text:p text:style-name="P2"><text:s text:c="2"/>OnDemandBaseCapacity:</text:p>
      <text:p text:style-name="P2"><text:s text:c="4"/>Type: Number</text:p>
      <text:p text:style-name="P2"><text:s text:c="4"/>Description: "on-demand base capacity"</text:p>
      <text:p text:style-name="P2"><text:s text:c="4"/>Default: 1</text:p>
      <text:p text:style-name="P2"/>
      <text:p text:style-name="P2"><text:s text:c="2"/>OnDemandPercentageAboveBaseCapacity:</text:p>
      <text:p text:style-name="P2"><text:s text:c="4"/>Type: Number</text:p>
      <text:p text:style-name="P2"><text:s text:c="4"/>Description: "on-demand percentage above base capacity(0-100)"</text:p>
      <text:p text:style-name="P2"/>
      <text:p text:style-name="P2"><text:s text:c="2"/>InstanceTypesOverride:</text:p>
      <text:p text:style-name="P2"><text:s text:c="4"/>Type: String</text:p>
      <text:p text:style-name="P2"><text:s text:c="4"/>Description: "multiple spot instances to override(seperated by comma)"</text:p>
      <text:p text:style-name="P2"/>
      <text:p text:style-name="P2"><text:s text:c="2"/>ExistingNodeSecurityGroups:</text:p>
      <text:p text:style-name="P2"><text:s text:c="4"/>Type: String</text:p>
      <text:p text:style-name="P2"><text:s text:c="4"/>Description: Use the existing Security Group for your nodegroup</text:p>
      <text:p text:style-name="P2"><text:s text:c="4"/>Default: ""</text:p>
      <text:p text:style-name="P2"/>
      <text:p text:style-name="P2"><text:s text:c="2"/>ClusterName:</text:p>
      <text:p text:style-name="P2"><text:s text:c="4"/>Description: The cluster name provided when the cluster was created. <text:s/>If it is incorrect, nodes will not be able to join the cluster.</text:p>
      <text:p text:style-name="P2"><text:s text:c="4"/>Type: String</text:p>
      <text:p text:style-name="P2"/>
      <text:p text:style-name="P2"><text:s text:c="2"/>BootstrapArgumentsForOnDemand:</text:p>
      <text:p text:style-name="P2"><text:s text:c="4"/>Description: Arguments to pass to the bootstrap script. See files/bootstrap.sh in https://github.com/awslabs/amazon-eks-ami</text:p>
      <text:p text:style-name="P2"><text:s text:c="4"/>Default: "--kubelet-extra-args --node-labels=lifecycle=OnDemand"</text:p>
      <text:p text:style-name="P2"><text:s text:c="4"/>Type: String</text:p>
      <text:p text:style-name="P2"/>
      <text:p text:style-name="P2"><text:soft-page-break/><text:s text:c="2"/>BootstrapArgumentsForSpot:</text:p>
      <text:p text:style-name="P2"><text:s text:c="4"/>Description: Arguments to pass to the bootstrap script. See files/bootstrap.sh in https://github.com/awslabs/amazon-eks-ami</text:p>
      <text:p text:style-name="P2"><text:s text:c="4"/>Default: "--kubelet-extra-args '--node-labels=lifecycle=Ec2Spot --register-with-taints=spotInstance=true:PreferNoSchedule'</text:p>
      <text:p text:style-name="P2">"</text:p>
      <text:p text:style-name="P2"><text:s text:c="4"/>Type: String</text:p>
      <text:p text:style-name="P2"/>
      <text:p text:style-name="P2"><text:s text:c="2"/>ClusterControlPlaneSecurityGroup:</text:p>
      <text:p text:style-name="P2"><text:s text:c="4"/>Description: The security group of the cluster control plane.</text:p>
      <text:p text:style-name="P2"><text:s text:c="4"/>Type: AWS::EC2::SecurityGroup::Id</text:p>
      <text:p text:style-name="P2"/>
      <text:p text:style-name="P2"><text:s text:c="2"/>NodeGroupName:</text:p>
      <text:p text:style-name="P2"><text:s text:c="4"/>Description: Unique identifier for the Node Group.</text:p>
      <text:p text:style-name="P2"><text:s text:c="4"/>Type: String</text:p>
      <text:p text:style-name="P2"/>
      <text:p text:style-name="P2"><text:s text:c="2"/>SpotAllocStrategy:</text:p>
      <text:p text:style-name="P2"><text:s text:c="4"/>Type: String</text:p>
      <text:p text:style-name="P2"/>
      <text:p text:style-name="P2">Conditions:</text:p>
      <text:p text:style-name="P2"><text:s text:c="2"/>IsASGAutoAssignPublicIp: !Equals [ !Ref ASGAutoAssignPublicIp , "yes" ]</text:p>
      <text:p text:style-name="P2"/>
      <text:p text:style-name="P2">Resources:</text:p>
      <text:p text:style-name="P2"/>
      <text:p text:style-name="P2"><text:s text:c="2"/>NodeGroup:</text:p>
      <text:p text:style-name="P2"><text:s text:c="4"/>Type: AWS::AutoScaling::AutoScalingGroup</text:p>
      <text:p text:style-name="P2"><text:s text:c="4"/>Properties:</text:p>
      <text:p text:style-name="P2"><text:s text:c="6"/>AutoScalingGroupName: !Ref NodeGroupName</text:p>
      <text:p text:style-name="P2"><text:s text:c="6"/>DesiredCapacity: !Ref NodeAutoScalingGroupDesiredCapacity</text:p>
      <text:p text:style-name="P2"><text:s text:c="6"/>MixedInstancesPolicy:</text:p>
      <text:p text:style-name="P2"><text:s text:c="8"/>InstancesDistribution:</text:p>
      <text:p text:style-name="P2"><text:s text:c="10"/>OnDemandAllocationStrategy: prioritized</text:p>
      <text:p text:style-name="P2"><text:s text:c="10"/>OnDemandBaseCapacity: !Ref OnDemandBaseCapacity</text:p>
      <text:p text:style-name="P2"><text:s text:c="10"/>OnDemandPercentageAboveBaseCapacity: !Ref OnDemandPercentageAboveBaseCapacity</text:p>
      <text:p text:style-name="P2"><text:s text:c="10"/>SpotAllocationStrategy: !Ref SpotAllocStrategy</text:p>
      <text:p text:style-name="P2"><text:s text:c="8"/>LaunchTemplate:</text:p>
      <text:p text:style-name="P2"><text:s text:c="10"/>LaunchTemplateSpecification:</text:p>
      <text:p text:style-name="P2"><text:s text:c="12"/>LaunchTemplateId: !Ref SpotLaunchTemplate</text:p>
      <text:p text:style-name="P2"><text:s text:c="12"/>Version: !GetAtt SpotLaunchTemplate.LatestVersionNumber</text:p>
      <text:p text:style-name="P2"><text:s text:c="10"/>Overrides:</text:p>
      <text:p text:style-name="P2"><text:s text:c="12"/>- InstanceType: !Select [0, !Split [ ",", !Ref InstanceTypesOverride ] ]</text:p>
      <text:p text:style-name="P2"><text:s text:c="12"/>- InstanceType: !Select [1, !Split [ ",", !Ref InstanceTypesOverride ] ]</text:p>
      <text:p text:style-name="P2"><text:s text:c="12"/>- InstanceType: !Select [2, !Split [ ",", !Ref InstanceTypesOverride ] ]</text:p>
      <text:p text:style-name="P2"><text:s text:c="12"/>- InstanceType: !Select [3, !Split [ ",", !Ref InstanceTypesOverride ] ]</text:p>
      <text:p text:style-name="P2"><text:soft-page-break/><text:s text:c="12"/>- InstanceType: !Select [4, !Split [ ",", !Ref InstanceTypesOverride ] ]</text:p>
      <text:p text:style-name="P2"/>
      <text:p text:style-name="P2"><text:s text:c="6"/>MinSize: !Ref NodeAutoScalingGroupMinSize</text:p>
      <text:p text:style-name="P2"><text:s text:c="6"/>MaxSize: !Ref NodeAutoScalingGroupMaxSize</text:p>
      <text:p text:style-name="P2"><text:s text:c="6"/>VPCZoneIdentifier:</text:p>
      <text:p text:style-name="P2"><text:s text:c="8"/>!Ref Subnets</text:p>
      <text:p text:style-name="P2"><text:s text:c="6"/>Tags:</text:p>
      <text:p text:style-name="P2"><text:s text:c="6"/>- Key: Name</text:p>
      <text:p text:style-name="P2"><text:s text:c="8"/>Value: !Sub "${ClusterName}-worker-node"</text:p>
      <text:p text:style-name="P2"><text:s text:c="8"/>PropagateAtLaunch: 'true'</text:p>
      <text:p text:style-name="P2"><text:s text:c="6"/>- Key: !Sub 'kubernetes.io/cluster/${ClusterName}'</text:p>
      <text:p text:style-name="P2"><text:s text:c="8"/>Value: 'owned'</text:p>
      <text:p text:style-name="P2"><text:s text:c="8"/>PropagateAtLaunch: 'true'</text:p>
      <text:p text:style-name="P2"><text:s text:c="6"/>- Key: k8s.io/cluster-autoscaler/enabled</text:p>
      <text:p text:style-name="P2"><text:s text:c="8"/>Value: 'true'</text:p>
      <text:p text:style-name="P2"><text:s text:c="8"/>PropagateAtLaunch: true</text:p>
      <text:p text:style-name="P2"><text:s text:c="6"/>- Key: !Sub k8s.io/cluster-autoscaler/${ClusterName}</text:p>
      <text:p text:style-name="P2"><text:s text:c="8"/>Value: 'true'</text:p>
      <text:p text:style-name="P2"><text:s text:c="8"/>PropagateAtLaunch: true</text:p>
      <text:p text:style-name="P2"><text:s text:c="4"/>UpdatePolicy:</text:p>
      <text:p text:style-name="P2"><text:s text:c="6"/>AutoScalingRollingUpdate:</text:p>
      <text:p text:style-name="P2"><text:s text:c="8"/>MinInstancesInService: !Ref NodeAutoScalingGroupDesiredCapacity</text:p>
      <text:p text:style-name="P2"><text:s text:c="8"/>MaxBatchSize: '1'</text:p>
      <text:p text:style-name="P2"><text:s text:c="8"/>PauseTime: 'PT2M'</text:p>
      <text:p text:style-name="P2"/>
      <text:p text:style-name="P2"><text:s text:c="2"/>LCH:</text:p>
      <text:p text:style-name="P2"><text:s text:c="4"/>Type: AWS::AutoScaling::LifecycleHook</text:p>
      <text:p text:style-name="P2"><text:s text:c="4"/>Properties:</text:p>
      <text:p text:style-name="P2"><text:s text:c="6"/>AutoScalingGroupName: !Ref NodeGroup</text:p>
      <text:p text:style-name="P2"><text:s text:c="6"/>HeartbeatTimeout: 300</text:p>
      <text:p text:style-name="P2"><text:s text:c="6"/>DefaultResult: CONTINUE</text:p>
      <text:p text:style-name="P2"><text:s text:c="6"/>LifecycleHookName: !Sub "${NodeGroupName}-lifecycle-hook"</text:p>
      <text:p text:style-name="P2"><text:s text:c="6"/>LifecycleTransition: autoscaling:EC2_INSTANCE_TERMINATING</text:p>
      <text:p text:style-name="P2"/>
      <text:p text:style-name="P2">#</text:p>
      <text:p text:style-name="P2"># Launch Template</text:p>
      <text:p text:style-name="P2">#</text:p>
      <text:p text:style-name="P2"><text:s text:c="2"/>SpotLaunchTemplate:</text:p>
      <text:p text:style-name="P2"><text:s text:c="4"/>Type: AWS::EC2::LaunchTemplate</text:p>
      <text:p text:style-name="P2"><text:s text:c="4"/>Properties:</text:p>
      <text:p text:style-name="P2"><text:s text:c="6"/>LaunchTemplateName: !Sub "launch-template-${AWS::StackName}"</text:p>
      <text:p text:style-name="P2"><text:s text:c="6"/>LaunchTemplateData:</text:p>
      <text:p text:style-name="P2"><text:s text:c="8"/>InstanceType: !Select [0, !Split [ ",", !Ref InstanceTypesOverride ] ]</text:p>
      <text:p text:style-name="P2"><text:s text:c="8"/>TagSpecifications:</text:p>
      <text:p text:style-name="P2"><text:s text:c="10"/>- ResourceType: instance</text:p>
      <text:p text:style-name="P2"><text:soft-page-break/><text:s text:c="12"/>Tags:</text:p>
      <text:p text:style-name="P2"><text:s text:c="14"/>- Key: Name</text:p>
      <text:p text:style-name="P2"><text:s text:c="16"/>Value: !Sub "${NodeGroupName}-ASG-Node"</text:p>
      <text:p text:style-name="P2"><text:s text:c="14"/>- Key: KubernetesCluster</text:p>
      <text:p text:style-name="P2"><text:s text:c="16"/>Value: !Ref ClusterName</text:p>
      <text:p text:style-name="P2"><text:s text:c="14"/>- Key: !Sub 'kubernetes.io/cluster/${ClusterName}'</text:p>
      <text:p text:style-name="P2"><text:s text:c="16"/>Value: 'owned'</text:p>
      <text:p text:style-name="P2"><text:s text:c="8"/>UserData:</text:p>
      <text:p text:style-name="P2"><text:s text:c="10"/>Fn::Base64:</text:p>
      <text:p text:style-name="P2"><text:s text:c="12"/>!Sub |</text:p>
      <text:p text:style-name="P2"><text:s text:c="12"/>#!/bin/bash</text:p>
      <text:p text:style-name="P2"><text:s text:c="12"/>set -o xtrace</text:p>
      <text:p text:style-name="P2"><text:s text:c="12"/>yum install -y iptables-services</text:p>
      <text:p text:style-name="P2"><text:s text:c="12"/>iptables --insert FORWARD 1 --in-interface eni+ --destination 169.254.169.254/32 --jump DROP</text:p>
      <text:p text:style-name="P2"><text:s text:c="12"/>iptables-save | tee /etc/sysconfig/iptables</text:p>
      <text:p text:style-name="P2"><text:s text:c="12"/>systemctl enable --now iptables</text:p>
      <text:p text:style-name="P2"><text:s text:c="12"/>instance_id=$(curl -s http://169.254.169.254/latest/meta-data/instance-id)</text:p>
      <text:p text:style-name="P2"><text:s text:c="12"/>export AWS_DEFAULT_REGION=${AWS::Region}</text:p>
      <text:p text:style-name="P2"><text:s text:c="12"/>ilc=$(aws ec2 describe-instances --instance-ids $instance_id --query 'Reservations[0].Instances[0].InstanceLifecycle' --output text)</text:p>
      <text:p text:style-name="P2"><text:s text:c="12"/>if [ "$ilc" == "spot" ]; then</text:p>
      <text:p text:style-name="P2"><text:s text:c="14"/>/etc/eks/bootstrap.sh ${ClusterName} ${BootstrapArgumentsForSpot}</text:p>
      <text:p text:style-name="P2"><text:s text:c="12"/>else</text:p>
      <text:p text:style-name="P2"><text:s text:c="14"/>/etc/eks/bootstrap.sh ${ClusterName} ${BootstrapArgumentsForOnDemand}</text:p>
      <text:p text:style-name="P2"><text:s text:c="12"/>fi</text:p>
      <text:p text:style-name="P2"><text:s text:c="12"/>/opt/aws/bin/cfn-signal --exit-code $? \</text:p>
      <text:p text:style-name="P2"><text:s text:c="21"/>--stack <text:s/>${AWS::StackName} \</text:p>
      <text:p text:style-name="P2"><text:s text:c="21"/>--resource NodeGroup <text:s/>\</text:p>
      <text:p text:style-name="P2"><text:s text:c="21"/>--region ${AWS::Region}</text:p>
      <text:p text:style-name="P2"><text:s text:c="8"/>IamInstanceProfile:</text:p>
      <text:p text:style-name="P2"><text:s text:c="10"/>Arn: !Ref NodeInstanceProfileArn</text:p>
      <text:p text:style-name="P2"><text:s text:c="8"/>KeyName: !Ref KeyName</text:p>
      <text:p text:style-name="P2"><text:s text:c="8"/>NetworkInterfaces:</text:p>
      <text:p text:style-name="P2"><text:s text:c="10"/>-</text:p>
      <text:p text:style-name="P2"><text:s text:c="12"/>DeviceIndex: 0</text:p>
      <text:p text:style-name="P2"><text:s text:c="12"/>AssociatePublicIpAddress:</text:p>
      <text:p text:style-name="P2"><text:s text:c="14"/>!If</text:p>
      <text:p text:style-name="P2"><text:s text:c="16"/>- IsASGAutoAssignPublicIp</text:p>
      <text:p text:style-name="P2"><text:s text:c="16"/>- 'true'</text:p>
      <text:p text:style-name="P2"><text:s text:c="16"/>- 'false'</text:p>
      <text:p text:style-name="P2"><text:s text:c="12"/>SubnetId: !Select [0, !Ref Subnets]</text:p>
      <text:p text:style-name="P2"><text:s text:c="12"/>Groups:</text:p>
      <text:p text:style-name="P2"><text:s text:c="14"/>!Split [ ",", !Ref ExistingNodeSecurityGroups ]</text:p>
      <text:p text:style-name="P2"><text:soft-page-break/><text:s text:c="8"/>ImageId: !Ref NodeImageId</text:p>
      <text:p text:style-name="P2"><text:s text:c="8"/>InstanceType: !Ref NodeInstanceType</text:p>
      <text:p text:style-name="P2"/>
      <text:p text:style-name="P2">Outputs:</text:p>
      <text:p text:style-name="P2"><text:s text:c="2"/>WorkerAutoScalingGroupName:</text:p>
      <text:p text:style-name="P2"><text:s text:c="4"/>Description: The name of auto scaling group containing worker nodes.</text:p>
      <text:p text:style-name="P2"><text:s text:c="4"/>Value: !Ref NodeGroup</text:p>
      <text:p text:style-name="P2"/>
      <text:p text:style-name="P2">region <text:s text:c="8"/>= "eu-west-1"</text:p>
      <text:p text:style-name="P2">bucket <text:s text:c="8"/>= "kat-infra-dev-infra-state"</text:p>
      <text:p text:style-name="P2">key <text:s text:c="11"/>= "ec2-linux/terraform.tfstate"</text:p>
      <text:p text:style-name="P2">dynamodb_table = "lock-kat-infra-dev-linux-state"</text:p>
      <text:p text:style-name="P2">encrypt <text:s text:c="7"/>= true</text:p>
      <text:p text:style-name="P2">kms_key_id <text:s text:c="4"/>= "arn:aws:kms:eu-west-1:191582817451:key/972c8c4d-1b04-4e48-a13e-cc1f5e2a9c3b"</text:p>
      <text:p text:style-name="P2"/>
      <text:p text:style-name="P2">ssh_key_name <text:s text:c="13"/>= "kat-dev"</text:p>
      <text:p text:style-name="P2"/>
      <text:p text:style-name="P2">tags = {</text:p>
      <text:p text:style-name="P2"><text:s text:c="2"/>Terraform <text:s text:c="8"/>= "true"</text:p>
      <text:p text:style-name="P2"><text:s text:c="2"/>ServiceName <text:s text:c="6"/>= "kat-svc"</text:p>
      <text:p text:style-name="P2"><text:s text:c="2"/>ServiceType <text:s text:c="6"/>= "kat"</text:p>
      <text:p text:style-name="P2"><text:s text:c="2"/>Environment <text:s text:c="6"/>= "dev"</text:p>
      <text:p text:style-name="P2">}</text:p>
      <text:p text:style-name="P2"/>
      <text:p text:style-name="P2">#####</text:p>
      <text:p text:style-name="P2"># Backend and provider config</text:p>
      <text:p text:style-name="P2">#####</text:p>
      <text:p text:style-name="P2"/>
      <text:p text:style-name="P2">terraform {}</text:p>
      <text:p text:style-name="P2"/>
      <text:p text:style-name="P2">provider "aws" {</text:p>
      <text:p text:style-name="P2"><text:s text:c="2"/># assume_role {</text:p>
      <text:p text:style-name="P2"><text:s text:c="2"/># <text:s text:c="2"/>role_arn <text:s text:c="4"/>= var.assume_role_arn</text:p>
      <text:p text:style-name="P2"><text:s text:c="2"/># <text:s text:c="2"/>session_name = "EKS_deployment_session_${var.tags["Environment"]}"</text:p>
      <text:p text:style-name="P2"><text:s text:c="2"/># }</text:p>
      <text:p text:style-name="P2"/>
      <text:p text:style-name="P2"><text:s text:c="2"/># version = "~&gt; 2.69.0"</text:p>
      <text:p text:style-name="P2"><text:s text:c="2"/>region <text:s/>= var.region</text:p>
      <text:p text:style-name="P2">}</text:p>
      <text:p text:style-name="P2"/>
      <text:p text:style-name="P2"/>
      <text:p text:style-name="P2">#####</text:p>
      <text:p text:style-name="P2"># Linux Host configuration</text:p>
      <text:p text:style-name="P2">#####</text:p>
      <text:p text:style-name="P2"><text:soft-page-break/>data "aws_ami" "amazon_linux" {</text:p>
      <text:p text:style-name="P2"><text:s text:c="2"/>most_recent = true</text:p>
      <text:p text:style-name="P2"><text:s text:c="2"/>owners <text:s text:c="5"/>= ["amazon"]</text:p>
      <text:p text:style-name="P2"/>
      <text:p text:style-name="P2"><text:s text:c="2"/>filter {</text:p>
      <text:p text:style-name="P2"><text:s text:c="4"/>name = "name"</text:p>
      <text:p text:style-name="P2"/>
      <text:p text:style-name="P2"><text:s text:c="4"/>values = [</text:p>
      <text:p text:style-name="P2"><text:s text:c="6"/>"amzn2-ami-hvm-*-x86_64-gp2",</text:p>
      <text:p text:style-name="P2"><text:s text:c="4"/>]</text:p>
      <text:p text:style-name="P2"><text:s text:c="2"/>}</text:p>
      <text:p text:style-name="P2"/>
      <text:p text:style-name="P2"><text:s text:c="2"/>filter {</text:p>
      <text:p text:style-name="P2"><text:s text:c="4"/>name = "owner-alias"</text:p>
      <text:p text:style-name="P2"/>
      <text:p text:style-name="P2"><text:s text:c="4"/>values = [</text:p>
      <text:p text:style-name="P2"><text:s text:c="6"/>"amazon",</text:p>
      <text:p text:style-name="P2"><text:s text:c="4"/>]</text:p>
      <text:p text:style-name="P2"><text:s text:c="2"/>}</text:p>
      <text:p text:style-name="P2">}</text:p>
      <text:p text:style-name="P2"/>
      <text:p text:style-name="P2">resource "aws_launch_template" "ec2-linux" {</text:p>
      <text:p text:style-name="P2"><text:s text:c="2"/>name_prefix <text:s text:c="2"/>= "launch-template-${var.tags["ServiceType"]}-${var.tags["Environment"]}-ec2-linux-"</text:p>
      <text:p text:style-name="P2"><text:s text:c="2"/>image_id <text:s text:c="5"/>= data.aws_ami.amazon_linux.id</text:p>
      <text:p text:style-name="P2"><text:s text:c="2"/>key_name <text:s text:c="5"/>= var.ssh_key_name</text:p>
      <text:p text:style-name="P2"><text:s text:c="2"/>instance_type = "t2.micro"</text:p>
      <text:p text:style-name="P2"/>
      <text:p text:style-name="P2"><text:s text:c="2"/>iam_instance_profile {</text:p>
      <text:p text:style-name="P2"><text:s text:c="4"/>name = aws_iam_instance_profile.ec2-linux.name</text:p>
      <text:p text:style-name="P2"><text:s text:c="2"/>}</text:p>
      <text:p text:style-name="P2"/>
      <text:p text:style-name="P2"><text:s text:c="2"/>network_interfaces {</text:p>
      <text:p text:style-name="P2"><text:s text:c="4"/>associate_public_ip_address = true</text:p>
      <text:p text:style-name="P2"><text:s text:c="4"/>delete_on_termination <text:s text:c="6"/>= true</text:p>
      <text:p text:style-name="P2"><text:s text:c="4"/>security_groups <text:s text:c="12"/>= [aws_security_group.ec2-linux.id]</text:p>
      <text:p text:style-name="P2"/>
      <text:p text:style-name="P2"><text:s text:c="2"/>}</text:p>
      <text:p text:style-name="P2"/>
      <text:p text:style-name="P2"/>
      <text:p text:style-name="P2"/>
      <text:p text:style-name="P2"><text:s text:c="2"/>tags = var.tags</text:p>
      <text:p text:style-name="P2"/>
      <text:p text:style-name="P2"><text:s text:c="2"/>lifecycle {</text:p>
      <text:p text:style-name="P2"><text:s text:c="4"/>create_before_destroy = true</text:p>
      <text:p text:style-name="P2"><text:soft-page-break/><text:s text:c="2"/>}</text:p>
      <text:p text:style-name="P2">}</text:p>
      <text:p text:style-name="P2"/>
      <text:p text:style-name="P2">resource "aws_autoscaling_group" "ec2-linux" {</text:p>
      <text:p text:style-name="P2"><text:s text:c="2"/>name_prefix <text:s text:c="8"/>= "${var.tags["ServiceType"]}-${var.tags["Environment"]}-ec2-linux-asg-"</text:p>
      <text:p text:style-name="P2"><text:s text:c="2"/>desired_capacity <text:s text:c="3"/>= 1</text:p>
      <text:p text:style-name="P2"><text:s text:c="2"/>max_size <text:s text:c="11"/>= 1</text:p>
      <text:p text:style-name="P2"><text:s text:c="2"/>min_size <text:s text:c="11"/>= 1</text:p>
      <text:p text:style-name="P2"><text:s text:c="2"/>vpc_zone_identifier = ["subnet-0e99063b1d226437b","subnet-070e7a6ef132003ae"]</text:p>
      <text:p text:style-name="P2"><text:s text:c="2"/># vpc_zone_identifier = flatten([module.vpc.public_subnets])</text:p>
      <text:p text:style-name="P2"/>
      <text:p text:style-name="P2"><text:s text:c="2"/>force_delete <text:s text:c="8"/>= true</text:p>
      <text:p text:style-name="P2"><text:s text:c="2"/>termination_policies = ["OldestInstance"]</text:p>
      <text:p text:style-name="P2"><text:s text:c="2"/></text:p>
      <text:p text:style-name="P2"><text:s text:c="2"/>launch_template {</text:p>
      <text:p text:style-name="P2"><text:s text:c="4"/>id <text:s text:c="5"/>= aws_launch_template.ec2-linux.id</text:p>
      <text:p text:style-name="P2"><text:s text:c="4"/>version = "$Latest"</text:p>
      <text:p text:style-name="P2"><text:s text:c="2"/>}</text:p>
      <text:p text:style-name="P2"/>
      <text:p text:style-name="P2"><text:s text:c="2"/>tag {</text:p>
      <text:p text:style-name="P2"><text:s text:c="4"/>key <text:s text:c="16"/>= "Name"</text:p>
      <text:p text:style-name="P2"><text:s text:c="4"/>value <text:s text:c="14"/>= "${var.tags["ServiceType"]}-${var.tags["Environment"]}-ec2-linux"</text:p>
      <text:p text:style-name="P2"><text:s text:c="4"/>propagate_at_launch = true</text:p>
      <text:p text:style-name="P2"><text:s text:c="2"/>}</text:p>
      <text:p text:style-name="P2"/>
      <text:p text:style-name="P2"><text:s text:c="2"/>dynamic "tag" {</text:p>
      <text:p text:style-name="P2"><text:s text:c="4"/>for_each = var.tags</text:p>
      <text:p text:style-name="P2"><text:s text:c="4"/>content {</text:p>
      <text:p text:style-name="P2"><text:s text:c="6"/>key <text:s text:c="16"/>= tag.key</text:p>
      <text:p text:style-name="P2"><text:s text:c="6"/>value <text:s text:c="14"/>= tag.value</text:p>
      <text:p text:style-name="P2"><text:s text:c="6"/>propagate_at_launch = true</text:p>
      <text:p text:style-name="P2"><text:s text:c="4"/>}</text:p>
      <text:p text:style-name="P2"><text:s text:c="2"/>}</text:p>
      <text:p text:style-name="P2"/>
      <text:p text:style-name="P2"><text:s text:c="2"/>timeouts {</text:p>
      <text:p text:style-name="P2"><text:s text:c="4"/>delete = "15m"</text:p>
      <text:p text:style-name="P2"><text:s text:c="2"/>}</text:p>
      <text:p text:style-name="P2"/>
      <text:p text:style-name="P2"><text:s text:c="2"/>lifecycle {</text:p>
      <text:p text:style-name="P2"><text:s text:c="4"/>create_before_destroy = true</text:p>
      <text:p text:style-name="P2"><text:s text:c="2"/>}</text:p>
      <text:p text:style-name="P2"/>
      <text:p text:style-name="P2"><text:soft-page-break/><text:s text:c="2"/>depends_on = [aws_launch_template.ec2-linux]</text:p>
      <text:p text:style-name="P2">}</text:p>
      <text:p text:style-name="P2"/>
      <text:p text:style-name="P2"/>
      <text:p text:style-name="P2">resource "aws_security_group" "ec2-linux" {</text:p>
      <text:p text:style-name="P2"><text:s text:c="2"/>name <text:s text:c="2"/>= "Allow ssh access"</text:p>
      <text:p text:style-name="P2"><text:s text:c="2"/>vpc_id = "vpc-0e425a80e20fabfc2"</text:p>
      <text:p text:style-name="P2"><text:s text:c="2"/>#vpc_id = "vpc-09bca9f9fa35f52c6"</text:p>
      <text:p text:style-name="P2"/>
      <text:p text:style-name="P2"><text:s text:c="2"/>ingress {</text:p>
      <text:p text:style-name="P2"><text:s text:c="4"/>from_port <text:s text:c="2"/>= 22</text:p>
      <text:p text:style-name="P2"><text:s text:c="4"/>to_port <text:s text:c="4"/>= 22</text:p>
      <text:p text:style-name="P2"><text:s text:c="4"/>protocol <text:s text:c="3"/>= "tcp"</text:p>
      <text:p text:style-name="P2"><text:s text:c="4"/>cidr_blocks = ["0.0.0.0/0"]</text:p>
      <text:p text:style-name="P2"><text:s text:c="2"/>}</text:p>
      <text:p text:style-name="P2"/>
      <text:p text:style-name="P2"><text:s text:c="2"/>egress {</text:p>
      <text:p text:style-name="P2"><text:s text:c="4"/>from_port <text:s text:c="2"/>= 0</text:p>
      <text:p text:style-name="P2"><text:s text:c="4"/>to_port <text:s text:c="4"/>= 0</text:p>
      <text:p text:style-name="P2"><text:s text:c="4"/>protocol <text:s text:c="3"/>= "-1"</text:p>
      <text:p text:style-name="P2"><text:s text:c="4"/>cidr_blocks = ["0.0.0.0/0"]</text:p>
      <text:p text:style-name="P2"><text:s text:c="2"/>}</text:p>
      <text:p text:style-name="P2"/>
      <text:p text:style-name="P2"><text:s text:c="2"/>tags = var.tags</text:p>
      <text:p text:style-name="P2"/>
      <text:p text:style-name="P2"><text:s text:c="2"/>lifecycle {</text:p>
      <text:p text:style-name="P2"><text:s text:c="4"/>create_before_destroy = true</text:p>
      <text:p text:style-name="P2"><text:s text:c="2"/>}</text:p>
      <text:p text:style-name="P2">}</text:p>
      <text:p text:style-name="P2"/>
      <text:p text:style-name="P2">resource "aws_iam_instance_profile" "ec2-linux" {</text:p>
      <text:p text:style-name="P2"><text:s text:c="2"/>name = "${var.tags["ServiceType"]}-${var.tags["Environment"]}-ec2-linux-instance-profile"</text:p>
      <text:p text:style-name="P2"><text:s text:c="2"/>role = aws_iam_role.ec2-linux.name</text:p>
      <text:p text:style-name="P2">}</text:p>
      <text:p text:style-name="P2"/>
      <text:p text:style-name="P2">resource "aws_iam_role" "ec2-linux" {</text:p>
      <text:p text:style-name="P2"><text:s text:c="2"/>name = "${var.tags["ServiceType"]}-${var.tags["Environment"]}-ec2-linux-role"</text:p>
      <text:p text:style-name="P2"><text:s text:c="2"/>path = "/"</text:p>
      <text:p text:style-name="P2"/>
      <text:p text:style-name="P2"><text:s text:c="2"/>assume_role_policy = &lt;&lt;EOF</text:p>
      <text:p text:style-name="P2">{</text:p>
      <text:p text:style-name="P2"><text:s text:c="2"/>"Version": "2012-10-17",</text:p>
      <text:p text:style-name="P2"><text:s text:c="2"/>"Statement": [</text:p>
      <text:p text:style-name="P2"><text:s text:c="4"/>{</text:p>
      <text:p text:style-name="P2"><text:soft-page-break/><text:s text:c="6"/>"Action": "sts:AssumeRole",</text:p>
      <text:p text:style-name="P2"><text:s text:c="6"/>"Principal": {</text:p>
      <text:p text:style-name="P2"><text:s text:c="8"/>"Service": "ec2.amazonaws.com"</text:p>
      <text:p text:style-name="P2"><text:s text:c="6"/>},</text:p>
      <text:p text:style-name="P2"><text:s text:c="6"/>"Effect": "Allow"</text:p>
      <text:p text:style-name="P2"><text:s text:c="4"/>}</text:p>
      <text:p text:style-name="P2"><text:s text:c="2"/>]</text:p>
      <text:p text:style-name="P2">}</text:p>
      <text:p text:style-name="P2">EOF</text:p>
      <text:p text:style-name="P2"/>
      <text:p text:style-name="P2"><text:s text:c="2"/>tags = var.tags</text:p>
      <text:p text:style-name="P2">}</text:p>
      <text:p text:style-name="P2"/>
      <text:p text:style-name="P2">resource "aws_iam_policy" "ec2-linux" {</text:p>
      <text:p text:style-name="P2"><text:s text:c="2"/>name = "${var.tags["ServiceType"]}-${var.tags["Environment"]}-ec2-linux-policy"</text:p>
      <text:p text:style-name="P2"/>
      <text:p text:style-name="P2"><text:s text:c="2"/>policy = &lt;&lt;EOF</text:p>
      <text:p text:style-name="P2">{</text:p>
      <text:p text:style-name="P2"><text:s text:c="2"/>"Version": "2012-10-17",</text:p>
      <text:p text:style-name="P2"><text:s text:c="2"/>"Statement": [</text:p>
      <text:p text:style-name="P2"><text:s text:c="4"/>{</text:p>
      <text:p text:style-name="P2"><text:s text:c="6"/>"Effect": "Allow",</text:p>
      <text:p text:style-name="P2"><text:s text:c="6"/>"Action": [</text:p>
      <text:p text:style-name="P2"><text:s text:c="8"/>"ec2:DescribeAddresses",</text:p>
      <text:p text:style-name="P2"><text:s text:c="8"/>"ec2:AllocateAddress",</text:p>
      <text:p text:style-name="P2"><text:s text:c="8"/>"ec2:DescribeInstances",</text:p>
      <text:p text:style-name="P2"><text:s text:c="8"/>"ec2:AssociateAddress",</text:p>
      <text:p text:style-name="P2"><text:s text:c="8"/>"ec2:DisassociateAddress"</text:p>
      <text:p text:style-name="P2"><text:s text:c="6"/>],</text:p>
      <text:p text:style-name="P2"><text:s text:c="6"/>"Resource": "*"</text:p>
      <text:p text:style-name="P2"><text:s text:c="4"/>}</text:p>
      <text:p text:style-name="P2"><text:s text:c="2"/>]</text:p>
      <text:p text:style-name="P2">}</text:p>
      <text:p text:style-name="P2">EOF</text:p>
      <text:p text:style-name="P2">}</text:p>
      <text:p text:style-name="P2"/>
      <text:p text:style-name="P2">resource "aws_iam_role_policy_attachment" "ec2-linux" {</text:p>
      <text:p text:style-name="P2"><text:s text:c="2"/>role <text:s text:c="6"/>= aws_iam_role.ec2-linux.name</text:p>
      <text:p text:style-name="P2"><text:s text:c="2"/>policy_arn = aws_iam_policy.ec2-linux.arn</text:p>
      <text:p text:style-name="P2">}</text:p>
      <text:p text:style-name="P2"/>
      <text:p text:style-name="P2">resource "aws_iam_role_policy_attachment" "route53" {</text:p>
      <text:p text:style-name="P2"><text:s text:c="2"/>role <text:s text:c="6"/>= aws_iam_role.ec2-linux.name</text:p>
      <text:p text:style-name="P2"><text:s text:c="2"/>policy_arn = "arn:aws:iam::aws:policy/AmazonRoute53FullAccess"</text:p>
      <text:p text:style-name="P2">}</text:p>
      <text:p text:style-name="P2"><text:soft-page-break/></text:p>
      <text:p text:style-name="P2">#####</text:p>
      <text:p text:style-name="P2"># Outputs</text:p>
      <text:p text:style-name="P2">#####</text:p>
      <text:p text:style-name="P2"/>
      <text:p text:style-name="P2">output "ec2-linux_host_instance_profile_arn" {</text:p>
      <text:p text:style-name="P2"><text:s text:c="2"/>value = aws_iam_instance_profile.ec2-linux.arn</text:p>
      <text:p text:style-name="P2">}</text:p>
      <text:p text:style-name="P2"/>
      <text:p text:style-name="P2">output "ec2-linux_host_policy_arn" {</text:p>
      <text:p text:style-name="P2"><text:s text:c="2"/>value = aws_iam_policy.ec2-linux.arn</text:p>
      <text:p text:style-name="P2">}</text:p>
      <text:p text:style-name="P2"/>
      <text:p text:style-name="P2">output "ec2-linux_host_autoscaling_group_arn" {</text:p>
      <text:p text:style-name="P2"><text:s text:c="2"/>value = aws_autoscaling_group.ec2-linux.arn</text:p>
      <text:p text:style-name="P2">}</text:p>
      <text:p text:style-name="P2"/>
      <text:p text:style-name="P2">output "ec2-linux_host_launch_template_arn" {</text:p>
      <text:p text:style-name="P2"><text:s text:c="2"/>value = aws_launch_template.ec2-linux.arn</text:p>
      <text:p text:style-name="P2">}</text:p>
      <text:p text:style-name="P2"/>
      <text:p text:style-name="P2">{</text:p>
      <text:p text:style-name="P2"><text:s text:c="2"/>"version": 4,</text:p>
      <text:p text:style-name="P2"><text:s text:c="2"/>"terraform_version": "0.12.28",</text:p>
      <text:p text:style-name="P2"><text:s text:c="2"/>"serial": 99,</text:p>
      <text:p text:style-name="P2"><text:s text:c="2"/>"lineage": "71eb3c32-e0fe-c36c-687a-85fe7ee17225",</text:p>
      <text:p text:style-name="P2"><text:s text:c="2"/>"outputs": {},</text:p>
      <text:p text:style-name="P2"><text:s text:c="2"/>"resources": []</text:p>
      <text:p text:style-name="P2">}</text:p>
      <text:p text:style-name="P2"/>
      <text:p text:style-name="P2">variable "ssh_key_name" {</text:p>
      <text:p text:style-name="P2"><text:s text:c="2"/>default = "kat-dev"</text:p>
      <text:p text:style-name="P2">}</text:p>
      <text:p text:style-name="P2"/>
      <text:p text:style-name="P2">variable "tags" {</text:p>
      <text:p text:style-name="P2"><text:s text:c="2"/>type <text:s text:c="7"/>= map(string)</text:p>
      <text:p text:style-name="P2"><text:s text:c="2"/>description = "Default tags attached to all resources."</text:p>
      <text:p text:style-name="P2"><text:s text:c="2"/>default = {</text:p>
      <text:p text:style-name="P2"><text:s text:c="4"/>ServiceType = "kat-eks"</text:p>
      <text:p text:style-name="P2"><text:s text:c="2"/>}</text:p>
      <text:p text:style-name="P2">}</text:p>
      <text:p text:style-name="P2"/>
      <text:p text:style-name="P2">variable "region" {</text:p>
      <text:p text:style-name="P2"><text:s text:c="2"/>type <text:s text:c="7"/>= string</text:p>
      <text:p text:style-name="P2"><text:s text:c="2"/>default <text:s text:c="4"/>= "us-east-1"</text:p>
      <text:p text:style-name="P2"><text:soft-page-break/><text:s text:c="2"/>description = "AWS region in which resources will get deployed. Defaults to Ireland."</text:p>
      <text:p text:style-name="P2">}</text:p>
      <text:p text:style-name="P2"/>
      <text:p text:style-name="P2">vpc_cidr <text:s text:c="13"/>= "10.1.0.0/18"</text:p>
      <text:p text:style-name="P2">private_subnets_cidrs = ["10.1.0.0/20", "10.1.16.0/20"]</text:p>
      <text:p text:style-name="P2">public_subnets_cidrs <text:s/>= ["10.1.48.0/22", "10.1.52.0/22"]</text:p>
      <text:p text:style-name="P2"/>
      <text:p text:style-name="P2">eks_enabled_log_types = ["api", "audit", "authenticator", "controllerManager", "scheduler"]</text:p>
      <text:p text:style-name="P2"/>
      <text:p text:style-name="P2"># log</text:p>
      <text:p text:style-name="P2">vpc_single_nat_gateway <text:s text:c="4"/>= true</text:p>
      <text:p text:style-name="P2">vpc_one_nat_gateway_per_az = false</text:p>
      <text:p text:style-name="P2"/>
      <text:p text:style-name="P2">ssh_key_name <text:s text:c="13"/>= "kats"</text:p>
      <text:p text:style-name="P2"/>
      <text:p text:style-name="P2"/>
      <text:p text:style-name="P2"/>
      <text:p text:style-name="P2">eks_version = "1.16"</text:p>
      <text:p text:style-name="P2"/>
      <text:p text:style-name="P2">tags = {</text:p>
      <text:p text:style-name="P2"><text:s text:c="2"/>Terraform <text:s text:c="8"/>= "true"</text:p>
      <text:p text:style-name="P2"><text:s text:c="2"/>ServiceName <text:s text:c="6"/>= "kat-eks-dev"</text:p>
      <text:p text:style-name="P2"><text:s text:c="2"/>ServiceType <text:s text:c="6"/>= "kat-eks"</text:p>
      <text:p text:style-name="P2"><text:s text:c="2"/>Environment <text:s text:c="6"/>= "dev"</text:p>
      <text:p text:style-name="P2"><text:s text:c="2"/>KubernetesCluster = "kat-eks-dev"</text:p>
      <text:p text:style-name="P2">}</text:p>
      <text:p text:style-name="P2"/>
      <text:p text:style-name="P2">#####</text:p>
      <text:p text:style-name="P2"># Backend and provider config</text:p>
      <text:p text:style-name="P2">#####</text:p>
      <text:p text:style-name="P2"/>
      <text:p text:style-name="P2">terraform {}</text:p>
      <text:p text:style-name="P2"/>
      <text:p text:style-name="P2">provider "aws" {</text:p>
      <text:p text:style-name="P2"><text:s text:c="2"/># assume_role {</text:p>
      <text:p text:style-name="P2"><text:s text:c="2"/># <text:s text:c="2"/>role_arn <text:s text:c="4"/>= var.assume_role_arn</text:p>
      <text:p text:style-name="P2"><text:s text:c="2"/># <text:s text:c="2"/>session_name = "EKS_deployment_session_${var.tags["Environment"]}"</text:p>
      <text:p text:style-name="P2"><text:s text:c="2"/># }</text:p>
      <text:p text:style-name="P2"/>
      <text:p text:style-name="P2"><text:s text:c="2"/># version = "~&gt; 2.69.0"</text:p>
      <text:p text:style-name="P2"><text:s text:c="2"/>region <text:s/>= var.region</text:p>
      <text:p text:style-name="P2">}</text:p>
      <text:p text:style-name="P2"/>
      <text:p text:style-name="P2"><text:soft-page-break/># KAT Infrastructure</text:p>
      <text:p text:style-name="P2"/>
      <text:p text:style-name="P2"># kat-dev-eks</text:p>
      <text:p text:style-name="P2"/>
      <text:p text:style-name="P2">## Overview</text:p>
      <text:p text:style-name="P2"/>
      <text:p text:style-name="P2">In this reposititory, we split three parts of the deployment of Infrastructure.First part is provisioning eks cluster with worker nodes. Second part is deployment of ec2 instance linux servers with autoscaling feature. Third part of deployment is windows server with autoscaling feature</text:p>
      <text:p text:style-name="P2"/>
      <text:p text:style-name="P2">## Requirements and Dependencies</text:p>
      <text:p text:style-name="P2"/>
      <text:p text:style-name="P2">### Default Packages</text:p>
      <text:p text:style-name="P2"/>
      <text:p text:style-name="P2">* AWS CLI</text:p>
      <text:p text:style-name="P2">* AWS IAM Authenticator</text:p>
      <text:p text:style-name="P2">* Terraform</text:p>
      <text:p text:style-name="P2">* Packer</text:p>
      <text:p text:style-name="P2">* Kubectl</text:p>
      <text:p text:style-name="P2">* Python 3.7</text:p>
      <text:p text:style-name="P2"/>
      <text:p text:style-name="P2">#### Installation for OS X</text:p>
      <text:p text:style-name="P2"/>
      <text:p text:style-name="P2">* brew install awscli</text:p>
      <text:p text:style-name="P2">* brew install aws-iam-authenticator</text:p>
      <text:p text:style-name="P2">* brew install terraform</text:p>
      <text:p text:style-name="P2">* brew install packer</text:p>
      <text:p text:style-name="P2">* brew install kubernetes-cli</text:p>
      <text:p text:style-name="P2"/>
      <text:p text:style-name="P2">#### Installation for linux</text:p>
      <text:p text:style-name="P2"/>
      <text:p text:style-name="P2">* [awscli](https://docs.aws.amazon.com/cli/latest/userguide/install-linux.html)</text:p>
      <text:p text:style-name="P2">* [aws-iam-authenticator](https://docs.aws.amazon.com/eks/latest/userguide/install-aws-iam-authenticator.html)</text:p>
      <text:p text:style-name="P2">* [terraform](https://learn.hashicorp.com/terraform/getting-started/install.html)</text:p>
      <text:p text:style-name="P2">* [packer](https://www.packer.io/intro/getting-started/install.html)</text:p>
      <text:p text:style-name="P2">* [kubectl](https://docs.aws.amazon.com/eks/latest/userguide/install-kubectl.html)</text:p>
      <text:p text:style-name="P2"/>
      <text:p text:style-name="P2">### Generate kubeconfig file</text:p>
      <text:p text:style-name="P2"/>
      <text:p text:style-name="P2">On user's machine who has been added to EKS, they can configure .kube/config file using the following command:</text:p>
      <text:p text:style-name="P2"/>
      <text:p text:style-name="P2">```bash</text:p>
      <text:p text:style-name="P2"><text:soft-page-break/>$ aws eks list-clusters</text:p>
      <text:p text:style-name="P2">$ aws eks update-kubeconfig --name ${cluster_name}</text:p>
      <text:p text:style-name="P2">```</text:p>
      <text:p text:style-name="P2"/>
      <text:p text:style-name="P2">## IAM Roles for specific namespaces</text:p>
      <text:p text:style-name="P2"/>
      <text:p text:style-name="P2">## EKS platforms information</text:p>
      <text:p text:style-name="P2"/>
      <text:p text:style-name="P2">https://docs.aws.amazon.com/eks/latest/userguide/platform-versions.html</text:p>
      <text:p text:style-name="P2"/>
      <text:p text:style-name="P2">## VPCs configurations</text:p>
      <text:p text:style-name="P2"/>
      <text:p text:style-name="P2">### VPC CIDR `10.1.0.0/18` Development</text:p>
      <text:p text:style-name="P2"/>
      <text:p text:style-name="P2">|Cidr <text:s text:c="8"/>| Ips <text:s text:c="4"/>| Subnet type |</text:p>
      <text:p text:style-name="P2">|-------------|---------|-------------|</text:p>
      <text:p text:style-name="P2">|10.1.0.0/20 <text:s/>| 4089 <text:s text:c="3"/>| private <text:s text:c="4"/>|</text:p>
      <text:p text:style-name="P2">|10.1.16.0/20 | 4028 <text:s text:c="3"/>| private <text:s text:c="4"/>| <text:s/></text:p>
      <text:p text:style-name="P2">|10.1.48.0/22 | 1014 <text:s text:c="3"/>| public <text:s text:c="5"/>| <text:s text:c="6"/></text:p>
      <text:p text:style-name="P2">|10.1.52.0/22 | 1016 <text:s text:c="3"/>| public <text:s text:c="5"/>|</text:p>
      <text:p text:style-name="P2"/>
      <text:p text:style-name="P2"/>
      <text:p text:style-name="P2">### VPC CIDR `10.5.0.0/18` Staging</text:p>
      <text:p text:style-name="P2"/>
      <text:p text:style-name="P2">### VPC CIDR `10.91.0.0/18` production</text:p>
      <text:p text:style-name="P2"/>
      <text:p text:style-name="P2"/>
      <text:p text:style-name="P2">## State files</text:p>
      <text:p text:style-name="P2"/>
      <text:p text:style-name="P2">State files are stored in AWS s3 bucket for development environment `http://s3.amazonaws.com/kat-infra-dev-infra-state/backup_state` </text:p>
      <text:p text:style-name="P2"/>
      <text:p text:style-name="P2">## Sizing nodes i.e. max number of pods per instance</text:p>
      <text:p text:style-name="P2"/>
      <text:p text:style-name="P2">You can check how many ethernet interfaces and max IP per interface from [AvailableIpPerENI docs](https://docs.aws.amazon.com/AWSEC2/latest/UserGuide/using-eni.html#AvailableIpPerENI)</text:p>
      <text:p text:style-name="P2"/>
      <text:p text:style-name="P2">### Creating new environment</text:p>
      <text:p text:style-name="P2"/>
      <text:p text:style-name="P2">1. configure backend with new environment name</text:p>
      <text:p text:style-name="P2">2. create new vars file and input desired values for all variables</text:p>
      <text:p text:style-name="P2">3. Need to work on the makefile file entry to deploy new environment -- *** --</text:p>
      <text:p text:style-name="P2">4. Need to work on the pipeline <text:s/>-- *** --</text:p>
      <text:p text:style-name="P2">4. Execution should happend through `run `make &lt;newly-created-command&gt;```</text:p>
      <text:p text:style-name="P2"><text:soft-page-break/>5. Go to flux-system repository and to a desired folder.</text:p>
      <text:p text:style-name="P2">6. Run kubectl apply -f aws-eks-resources/aws-auth-configmap.yaml</text:p>
      <text:p text:style-name="P2">7. After applying the configmap verify that worker nodes have joined</text:p>
      <text:p text:style-name="P2">8. Then `kubectl apply -f .`` (all flux resources)</text:p>
      <text:p text:style-name="P2"/>
      <text:p text:style-name="P2"># Downloads the terraform providers and runs configuration plan</text:p>
      <text:p text:style-name="P2">Execute terraform plan to check the resources thats are going to be provisioned by the terraform scripts</text:p>
      <text:p text:style-name="P2"/>
      <text:p text:style-name="P2">&gt;&gt; terraform init -backend-config=backend_configs/dev_backend</text:p>
      <text:p text:style-name="P2"/>
      <text:p text:style-name="P2">&gt;&gt; terraform validate </text:p>
      <text:p text:style-name="P2"/>
      <text:p text:style-name="P2">&gt;&gt; terraform plan -var-file=vars/dev.tfvars</text:p>
      <text:p text:style-name="P2"/>
      <text:p text:style-name="P2"/>
      <text:p text:style-name="P2"># Downloads the terraform providers and applies the configuration</text:p>
      <text:p text:style-name="P2"/>
      <text:p text:style-name="P2">Execute terraform apply, deploys the resources in AWS</text:p>
      <text:p text:style-name="P2"/>
      <text:p text:style-name="P2">&gt;&gt; terraform init -backend-config=backend_configs/dev_backend</text:p>
      <text:p text:style-name="P2"/>
      <text:p text:style-name="P2">&gt;&gt; terraform validate </text:p>
      <text:p text:style-name="P2"/>
      <text:p text:style-name="P2">&gt;&gt; terraform apply -var-file=vars/dev.tfvars</text:p>
      <text:p text:style-name="P2"/>
      <text:p text:style-name="P2">{</text:p>
      <text:p text:style-name="P2"><text:s text:c="2"/>"version": 4,</text:p>
      <text:p text:style-name="P2"><text:s text:c="2"/>"terraform_version": "0.12.28",</text:p>
      <text:p text:style-name="P2"><text:s text:c="2"/>"serial": 180,</text:p>
      <text:p text:style-name="P2"><text:s text:c="2"/>"lineage": "4505cb63-7cf2-79dc-941a-be6d5a3caec4",</text:p>
      <text:p text:style-name="P2"><text:s text:c="2"/>"outputs": {},</text:p>
      <text:p text:style-name="P2"><text:s text:c="2"/>"resources": []</text:p>
      <text:p text:style-name="P2">}</text:p>
      <text:p text:style-name="P2"/>
      <text:p text:style-name="P2">{</text:p>
      <text:p text:style-name="P2"><text:s text:c="2"/>"version": 4,</text:p>
      <text:p text:style-name="P2"><text:s text:c="2"/>"terraform_version": "0.12.28",</text:p>
      <text:p text:style-name="P2"><text:s text:c="2"/>"serial": 162,</text:p>
      <text:p text:style-name="P2"><text:s text:c="2"/>"lineage": "4505cb63-7cf2-79dc-941a-be6d5a3caec4",</text:p>
      <text:p text:style-name="P2"><text:s text:c="2"/>"outputs": {</text:p>
      <text:p text:style-name="P2"><text:s text:c="4"/>"private_route_table_ids": {</text:p>
      <text:p text:style-name="P2"><text:s text:c="6"/>"value": [</text:p>
      <text:p text:style-name="P2"><text:s text:c="8"/>"rtb-0388e63a1d0f7424e"</text:p>
      <text:p text:style-name="P2"><text:s text:c="6"/>],</text:p>
      <text:p text:style-name="P2"><text:soft-page-break/><text:s text:c="6"/>"type": [</text:p>
      <text:p text:style-name="P2"><text:s text:c="8"/>"tuple",</text:p>
      <text:p text:style-name="P2"><text:s text:c="8"/>[</text:p>
      <text:p text:style-name="P2"><text:s text:c="10"/>"string"</text:p>
      <text:p text:style-name="P2"><text:s text:c="8"/>]</text:p>
      <text:p text:style-name="P2"><text:s text:c="6"/>]</text:p>
      <text:p text:style-name="P2"><text:s text:c="4"/>},</text:p>
      <text:p text:style-name="P2"><text:s text:c="4"/>"private_subnet_ids": {</text:p>
      <text:p text:style-name="P2"><text:s text:c="6"/>"value": [</text:p>
      <text:p text:style-name="P2"><text:s text:c="8"/>"subnet-068f1eddbdacd8960",</text:p>
      <text:p text:style-name="P2"><text:s text:c="8"/>"subnet-09213ef4f6eda61ee"</text:p>
      <text:p text:style-name="P2"><text:s text:c="6"/>],</text:p>
      <text:p text:style-name="P2"><text:s text:c="6"/>"type": [</text:p>
      <text:p text:style-name="P2"><text:s text:c="8"/>"tuple",</text:p>
      <text:p text:style-name="P2"><text:s text:c="8"/>[</text:p>
      <text:p text:style-name="P2"><text:s text:c="10"/>"string",</text:p>
      <text:p text:style-name="P2"><text:s text:c="10"/>"string"</text:p>
      <text:p text:style-name="P2"><text:s text:c="8"/>]</text:p>
      <text:p text:style-name="P2"><text:s text:c="6"/>]</text:p>
      <text:p text:style-name="P2"><text:s text:c="4"/>},</text:p>
      <text:p text:style-name="P2"><text:s text:c="4"/>"public_subnet_ids": {</text:p>
      <text:p text:style-name="P2"><text:s text:c="6"/>"value": [</text:p>
      <text:p text:style-name="P2"><text:s text:c="8"/>"subnet-0e99063b1d226437b",</text:p>
      <text:p text:style-name="P2"><text:s text:c="8"/>"subnet-070e7a6ef132003ae"</text:p>
      <text:p text:style-name="P2"><text:s text:c="6"/>],</text:p>
      <text:p text:style-name="P2"><text:s text:c="6"/>"type": [</text:p>
      <text:p text:style-name="P2"><text:s text:c="8"/>"tuple",</text:p>
      <text:p text:style-name="P2"><text:s text:c="8"/>[</text:p>
      <text:p text:style-name="P2"><text:s text:c="10"/>"string",</text:p>
      <text:p text:style-name="P2"><text:s text:c="10"/>"string"</text:p>
      <text:p text:style-name="P2"><text:s text:c="8"/>]</text:p>
      <text:p text:style-name="P2"><text:s text:c="6"/>]</text:p>
      <text:p text:style-name="P2"><text:s text:c="4"/>},</text:p>
      <text:p text:style-name="P2"><text:s text:c="4"/>"vpc_id": {</text:p>
      <text:p text:style-name="P2"><text:s text:c="6"/>"value": "vpc-0e425a80e20fabfc2",</text:p>
      <text:p text:style-name="P2"><text:s text:c="6"/>"type": "string"</text:p>
      <text:p text:style-name="P2"><text:s text:c="4"/>}</text:p>
      <text:p text:style-name="P2"><text:s text:c="2"/>},</text:p>
      <text:p text:style-name="P2"><text:s text:c="2"/>"resources": [</text:p>
      <text:p text:style-name="P2"><text:s text:c="4"/>{</text:p>
      <text:p text:style-name="P2"><text:s text:c="6"/>"module": "module.vpc",</text:p>
      <text:p text:style-name="P2"><text:s text:c="6"/>"mode": "data",</text:p>
      <text:p text:style-name="P2"><text:s text:c="6"/>"type": "aws_iam_policy_document",</text:p>
      <text:p text:style-name="P2"><text:s text:c="6"/>"name": "flow_log_cloudwatch_assume_role",</text:p>
      <text:p text:style-name="P2"><text:s text:c="6"/>"each": "list",</text:p>
      <text:p text:style-name="P2"><text:soft-page-break/><text:s text:c="6"/>"provider": "provider.aws",</text:p>
      <text:p text:style-name="P2"><text:s text:c="6"/>"instances": []</text:p>
      <text:p text:style-name="P2"><text:s text:c="4"/>},</text:p>
      <text:p text:style-name="P2"><text:s text:c="4"/>{</text:p>
      <text:p text:style-name="P2"><text:s text:c="6"/>"module": "module.vpc",</text:p>
      <text:p text:style-name="P2"><text:s text:c="6"/>"mode": "data",</text:p>
      <text:p text:style-name="P2"><text:s text:c="6"/>"type": "aws_iam_policy_document",</text:p>
      <text:p text:style-name="P2"><text:s text:c="6"/>"name": "vpc_flow_log_cloudwatch",</text:p>
      <text:p text:style-name="P2"><text:s text:c="6"/>"each": "list",</text:p>
      <text:p text:style-name="P2"><text:s text:c="6"/>"provider": "provider.aws",</text:p>
      <text:p text:style-name="P2"><text:s text:c="6"/>"instances": []</text:p>
      <text:p text:style-name="P2"><text:s text:c="4"/>},</text:p>
      <text:p text:style-name="P2"><text:s text:c="4"/>{</text:p>
      <text:p text:style-name="P2"><text:s text:c="6"/>"mode": "data",</text:p>
      <text:p text:style-name="P2"><text:s text:c="6"/>"type": "aws_security_group",</text:p>
      <text:p text:style-name="P2"><text:s text:c="6"/>"name": "default",</text:p>
      <text:p text:style-name="P2"><text:s text:c="6"/>"provider": "provider.aws",</text:p>
      <text:p text:style-name="P2"><text:s text:c="6"/>"instances": [</text:p>
      <text:p text:style-name="P2"><text:s text:c="8"/>{</text:p>
      <text:p text:style-name="P2"><text:s text:c="10"/>"schema_version": 0,</text:p>
      <text:p text:style-name="P2"><text:s text:c="10"/>"attributes": {</text:p>
      <text:p text:style-name="P2"><text:s text:c="12"/>"arn": "arn:aws:ec2:us-east-1:946573029642:security-group/sg-0d6b1ccc81c738acf",</text:p>
      <text:p text:style-name="P2"><text:s text:c="12"/>"description": "default VPC security group",</text:p>
      <text:p text:style-name="P2"><text:s text:c="12"/>"filter": null,</text:p>
      <text:p text:style-name="P2"><text:s text:c="12"/>"id": "sg-0d6b1ccc81c738acf",</text:p>
      <text:p text:style-name="P2"><text:s text:c="12"/>"name": "default",</text:p>
      <text:p text:style-name="P2"><text:s text:c="12"/>"tags": {},</text:p>
      <text:p text:style-name="P2"><text:s text:c="12"/>"vpc_id": "vpc-0e425a80e20fabfc2"</text:p>
      <text:p text:style-name="P2"><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cloudwatch_log_group",</text:p>
      <text:p text:style-name="P2"><text:s text:c="6"/>"name": "flow_log",</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oft-page-break/><text:s text:c="6"/>"type": "aws_customer_gateway",</text:p>
      <text:p text:style-name="P2"><text:s text:c="6"/>"name": "this",</text:p>
      <text:p text:style-name="P2"><text:s text:c="6"/>"each": "map",</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db_subnet_group",</text:p>
      <text:p text:style-name="P2"><text:s text:c="6"/>"name": "databas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default_network_acl",</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default_route_table",</text:p>
      <text:p text:style-name="P2"><text:s text:c="6"/>"name": "default",</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default_security_group",</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oft-page-break/><text:s text:c="6"/>"type": "aws_default_vpc",</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egress_only_internet_gateway",</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eip",</text:p>
      <text:p text:style-name="P2"><text:s text:c="6"/>"name": "nat",</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0,</text:p>
      <text:p text:style-name="P2"><text:s text:c="10"/>"attributes": {</text:p>
      <text:p text:style-name="P2"><text:s text:c="12"/>"allocation_id": null,</text:p>
      <text:p text:style-name="P2"><text:s text:c="12"/>"associate_with_private_ip": null,</text:p>
      <text:p text:style-name="P2"><text:s text:c="12"/>"association_id": "",</text:p>
      <text:p text:style-name="P2"><text:s text:c="12"/>"carrier_ip": "",</text:p>
      <text:p text:style-name="P2"><text:s text:c="12"/>"customer_owned_ip": "",</text:p>
      <text:p text:style-name="P2"><text:s text:c="12"/>"customer_owned_ipv4_pool": "",</text:p>
      <text:p text:style-name="P2"><text:s text:c="12"/>"domain": "vpc",</text:p>
      <text:p text:style-name="P2"><text:s text:c="12"/>"id": "eipalloc-0edfaab3d18e0b773",</text:p>
      <text:p text:style-name="P2"><text:s text:c="12"/>"instance": "",</text:p>
      <text:p text:style-name="P2"><text:s text:c="12"/>"network_border_group": "us-east-1",</text:p>
      <text:p text:style-name="P2"><text:s text:c="12"/>"network_interface": "",</text:p>
      <text:p text:style-name="P2"><text:s text:c="12"/>"private_dns": null,</text:p>
      <text:p text:style-name="P2"><text:s text:c="12"/>"private_ip": "",</text:p>
      <text:p text:style-name="P2"><text:s text:c="12"/>"public_dns": "ec2-44-193-170-16.compute-1.amazonaws.com",</text:p>
      <text:p text:style-name="P2"><text:s text:c="12"/>"public_ip": "44.193.170.16",</text:p>
      <text:p text:style-name="P2"><text:s text:c="12"/>"public_ipv4_pool": "amazon",</text:p>
      <text:p text:style-name="P2"><text:s text:c="12"/>"tags": {</text:p>
      <text:p text:style-name="P2"><text:s text:c="14"/>"Environment": "dev",</text:p>
      <text:p text:style-name="P2"><text:soft-page-break/><text:s text:c="14"/>"Name": "kat-eks-dev-vpc-us-east-1a",</text:p>
      <text:p text:style-name="P2"><text:s text:c="14"/>"Terraform": "true"</text:p>
      <text:p text:style-name="P2"><text:s text:c="12"/>},</text:p>
      <text:p text:style-name="P2"><text:s text:c="12"/>"timeouts": null,</text:p>
      <text:p text:style-name="P2"><text:s text:c="12"/>"vpc": true</text:p>
      <text:p text:style-name="P2"><text:s text:c="10"/>},</text:p>
      <text:p text:style-name="P2"><text:s text:c="10"/>"private": "eyJlMmJmYjczMC1lY2FhLTExZTYtOGY4OC0zNDM2M2JjN2M0YzAiOnsiZGVsZXRlIjoxODAwMDAwMDAwMDAsInJlYWQiOjkwMDAwMDAwMDAwMCwidXBkYXRlIjozMDAwMDAwMDAwMDB9fQ=="</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elasticache_subnet_group",</text:p>
      <text:p text:style-name="P2"><text:s text:c="6"/>"name": "elasticach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flow_log",</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iam_policy",</text:p>
      <text:p text:style-name="P2"><text:s text:c="6"/>"name": "vpc_flow_log_cloudwatch",</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iam_role",</text:p>
      <text:p text:style-name="P2"><text:s text:c="6"/>"name": "vpc_flow_log_cloudwatch",</text:p>
      <text:p text:style-name="P2"><text:soft-page-break/><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iam_role_policy_attachment",</text:p>
      <text:p text:style-name="P2"><text:s text:c="6"/>"name": "vpc_flow_log_cloudwatch",</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internet_gateway",</text:p>
      <text:p text:style-name="P2"><text:s text:c="6"/>"name": "this",</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0,</text:p>
      <text:p text:style-name="P2"><text:s text:c="10"/>"attributes": {</text:p>
      <text:p text:style-name="P2"><text:s text:c="12"/>"arn": "arn:aws:ec2:us-east-1:946573029642:internet-gateway/igw-0974689ec5f99e6a5",</text:p>
      <text:p text:style-name="P2"><text:s text:c="12"/>"id": "igw-0974689ec5f99e6a5",</text:p>
      <text:p text:style-name="P2"><text:s text:c="12"/>"owner_id": "946573029642",</text:p>
      <text:p text:style-name="P2"><text:s text:c="12"/>"tags": {</text:p>
      <text:p text:style-name="P2"><text:s text:c="14"/>"Environment": "dev",</text:p>
      <text:p text:style-name="P2"><text:s text:c="14"/>"Name": "kat-eks-dev-vpc",</text:p>
      <text:p text:style-name="P2"><text:s text:c="14"/>"Terraform": "true"</text:p>
      <text:p text:style-name="P2"><text:s text:c="12"/>},</text:p>
      <text:p text:style-name="P2"><text:s text:c="12"/>"vpc_id": "vpc-0e425a80e20fabfc2"</text:p>
      <text:p text:style-name="P2"><text:s text:c="10"/>},</text:p>
      <text:p text:style-name="P2"><text:s text:c="10"/>"private": "bnVsbA==",</text:p>
      <text:p text:style-name="P2"><text:s text:c="10"/>"dependencies": [</text:p>
      <text:p text:style-name="P2"><text:s text:c="12"/>"module.vpc.aws_vpc.this",</text:p>
      <text:p text:style-name="P2"><text:s text:c="12"/>"module.vpc.aws_vpc_ipv4_cidr_block_association.this"</text:p>
      <text:p text:style-name="P2"><text:s text:c="10"/>]</text:p>
      <text:p text:style-name="P2"><text:s text:c="8"/>}</text:p>
      <text:p text:style-name="P2"><text:s text:c="6"/>]</text:p>
      <text:p text:style-name="P2"><text:s text:c="4"/>},</text:p>
      <text:p text:style-name="P2"><text:s text:c="4"/>{</text:p>
      <text:p text:style-name="P2"><text:soft-page-break/><text:s text:c="6"/>"module": "module.vpc",</text:p>
      <text:p text:style-name="P2"><text:s text:c="6"/>"mode": "managed",</text:p>
      <text:p text:style-name="P2"><text:s text:c="6"/>"type": "aws_nat_gateway",</text:p>
      <text:p text:style-name="P2"><text:s text:c="6"/>"name": "this",</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0,</text:p>
      <text:p text:style-name="P2"><text:s text:c="10"/>"attributes": {</text:p>
      <text:p text:style-name="P2"><text:s text:c="12"/>"allocation_id": "eipalloc-0edfaab3d18e0b773",</text:p>
      <text:p text:style-name="P2"><text:s text:c="12"/>"id": "nat-06f23a127744a02ea",</text:p>
      <text:p text:style-name="P2"><text:s text:c="12"/>"network_interface_id": "eni-08104b885852ca601",</text:p>
      <text:p text:style-name="P2"><text:s text:c="12"/>"private_ip": "10.1.48.205",</text:p>
      <text:p text:style-name="P2"><text:s text:c="12"/>"public_ip": "44.193.170.16",</text:p>
      <text:p text:style-name="P2"><text:s text:c="12"/>"subnet_id": "subnet-0e99063b1d226437b",</text:p>
      <text:p text:style-name="P2"><text:s text:c="12"/>"tags": {</text:p>
      <text:p text:style-name="P2"><text:s text:c="14"/>"Environment": "dev",</text:p>
      <text:p text:style-name="P2"><text:s text:c="14"/>"Name": "kat-eks-dev-vpc-us-east-1a",</text:p>
      <text:p text:style-name="P2"><text:s text:c="14"/>"Terraform": "true"</text:p>
      <text:p text:style-name="P2"><text:s text:c="12"/>}</text:p>
      <text:p text:style-name="P2"><text:s text:c="10"/>},</text:p>
      <text:p text:style-name="P2"><text:s text:c="10"/>"private": "bnVsbA==",</text:p>
      <text:p text:style-name="P2"><text:s text:c="10"/>"dependencies": [</text:p>
      <text:p text:style-name="P2"><text:s text:c="12"/>"module.vpc.aws_eip.nat",</text:p>
      <text:p text:style-name="P2"><text:s text:c="12"/>"module.vpc.aws_internet_gateway.this",</text:p>
      <text:p text:style-name="P2"><text:s text:c="12"/>"module.vpc.aws_subnet.public",</text:p>
      <text:p text:style-name="P2"><text:s text:c="12"/>"module.vpc.aws_vpc.this",</text:p>
      <text:p text:style-name="P2"><text:s text:c="12"/>"module.vpc.aws_vpc_ipv4_cidr_block_association.this"</text:p>
      <text:p text:style-name="P2"><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network_acl",</text:p>
      <text:p text:style-name="P2"><text:s text:c="6"/>"name": "databas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oft-page-break/><text:s text:c="6"/>"mode": "managed",</text:p>
      <text:p text:style-name="P2"><text:s text:c="6"/>"type": "aws_network_acl",</text:p>
      <text:p text:style-name="P2"><text:s text:c="6"/>"name": "elasticach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text:p>
      <text:p text:style-name="P2"><text:s text:c="6"/>"name": "intra",</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text:p>
      <text:p text:style-name="P2"><text:s text:c="6"/>"name": "outpost",</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text:p>
      <text:p text:style-name="P2"><text:s text:c="6"/>"name": "privat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text:p>
      <text:p text:style-name="P2"><text:s text:c="6"/>"name": "public",</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oft-page-break/><text:s text:c="6"/>"mode": "managed",</text:p>
      <text:p text:style-name="P2"><text:s text:c="6"/>"type": "aws_network_acl",</text:p>
      <text:p text:style-name="P2"><text:s text:c="6"/>"name": "redshift",</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database_in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database_out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elasticache_in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elasticache_out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oft-page-break/><text:s text:c="6"/>"mode": "managed",</text:p>
      <text:p text:style-name="P2"><text:s text:c="6"/>"type": "aws_network_acl_rule",</text:p>
      <text:p text:style-name="P2"><text:s text:c="6"/>"name": "intra_in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intra_out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outpost_in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outpost_out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private_in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oft-page-break/><text:s text:c="6"/>"mode": "managed",</text:p>
      <text:p text:style-name="P2"><text:s text:c="6"/>"type": "aws_network_acl_rule",</text:p>
      <text:p text:style-name="P2"><text:s text:c="6"/>"name": "private_out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public_in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public_out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redshift_in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network_acl_rule",</text:p>
      <text:p text:style-name="P2"><text:s text:c="6"/>"name": "redshift_outbound",</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oft-page-break/><text:s text:c="6"/>"mode": "managed",</text:p>
      <text:p text:style-name="P2"><text:s text:c="6"/>"type": "aws_redshift_subnet_group",</text:p>
      <text:p text:style-name="P2"><text:s text:c="6"/>"name": "redshift",</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text:p>
      <text:p text:style-name="P2"><text:s text:c="6"/>"name": "database_internet_gateway",</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text:p>
      <text:p text:style-name="P2"><text:s text:c="6"/>"name": "database_ipv6_egres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text:p>
      <text:p text:style-name="P2"><text:s text:c="6"/>"name": "database_nat_gateway",</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text:p>
      <text:p text:style-name="P2"><text:s text:c="6"/>"name": "private_ipv6_egres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oft-page-break/><text:s text:c="6"/>"mode": "managed",</text:p>
      <text:p text:style-name="P2"><text:s text:c="6"/>"type": "aws_route",</text:p>
      <text:p text:style-name="P2"><text:s text:c="6"/>"name": "private_nat_gateway",</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0,</text:p>
      <text:p text:style-name="P2"><text:s text:c="10"/>"attributes": {</text:p>
      <text:p text:style-name="P2"><text:s text:c="12"/>"carrier_gateway_id": "",</text:p>
      <text:p text:style-name="P2"><text:s text:c="12"/>"destination_cidr_block": "0.0.0.0/0",</text:p>
      <text:p text:style-name="P2"><text:s text:c="12"/>"destination_ipv6_cidr_block": "",</text:p>
      <text:p text:style-name="P2"><text:s text:c="12"/>"destination_prefix_list_id": "",</text:p>
      <text:p text:style-name="P2"><text:s text:c="12"/>"egress_only_gateway_id": "",</text:p>
      <text:p text:style-name="P2"><text:s text:c="12"/>"gateway_id": "",</text:p>
      <text:p text:style-name="P2"><text:s text:c="12"/>"id": "r-rtb-0388e63a1d0f7424e1080289494",</text:p>
      <text:p text:style-name="P2"><text:s text:c="12"/>"instance_id": "",</text:p>
      <text:p text:style-name="P2"><text:s text:c="12"/>"instance_owner_id": "",</text:p>
      <text:p text:style-name="P2"><text:s text:c="12"/>"local_gateway_id": "",</text:p>
      <text:p text:style-name="P2"><text:s text:c="12"/>"nat_gateway_id": "nat-06f23a127744a02ea",</text:p>
      <text:p text:style-name="P2"><text:s text:c="12"/>"network_interface_id": "",</text:p>
      <text:p text:style-name="P2"><text:s text:c="12"/>"origin": "CreateRoute",</text:p>
      <text:p text:style-name="P2"><text:s text:c="12"/>"route_table_id": "rtb-0388e63a1d0f7424e",</text:p>
      <text:p text:style-name="P2"><text:s text:c="12"/>"state": "active",</text:p>
      <text:p text:style-name="P2"><text:s text:c="12"/>"timeouts": {</text:p>
      <text:p text:style-name="P2"><text:s text:c="14"/>"create": "5m",</text:p>
      <text:p text:style-name="P2"><text:s text:c="14"/>"delete": null</text:p>
      <text:p text:style-name="P2"><text:s text:c="12"/>},</text:p>
      <text:p text:style-name="P2"><text:s text:c="12"/>"transit_gateway_id": "",</text:p>
      <text:p text:style-name="P2"><text:s text:c="12"/>"vpc_endpoint_id": "",</text:p>
      <text:p text:style-name="P2"><text:s text:c="12"/>"vpc_peering_connection_id": ""</text:p>
      <text:p text:style-name="P2"><text:s text:c="10"/>},</text:p>
      <text:p text:style-name="P2"><text:s text:c="10"/>"private": "eyJlMmJmYjczMC1lY2FhLTExZTYtOGY4OC0zNDM2M2JjN2M0YzAiOnsiY3JlYXRlIjozMDAwMDAwMDAwMDAsImRlbGV0ZSI6MzAwMDAwMDAwMDAwfX0=",</text:p>
      <text:p text:style-name="P2"><text:s text:c="10"/>"dependencies": [</text:p>
      <text:p text:style-name="P2"><text:s text:c="12"/>"module.vpc.aws_eip.nat",</text:p>
      <text:p text:style-name="P2"><text:s text:c="12"/>"module.vpc.aws_internet_gateway.this",</text:p>
      <text:p text:style-name="P2"><text:s text:c="12"/>"module.vpc.aws_nat_gateway.this",</text:p>
      <text:p text:style-name="P2"><text:s text:c="12"/>"module.vpc.aws_route_table.private",</text:p>
      <text:p text:style-name="P2"><text:s text:c="12"/>"module.vpc.aws_subnet.public",</text:p>
      <text:p text:style-name="P2"><text:s text:c="12"/>"module.vpc.aws_vpc.this",</text:p>
      <text:p text:style-name="P2"><text:s text:c="12"/>"module.vpc.aws_vpc_ipv4_cidr_block_association.this"</text:p>
      <text:p text:style-name="P2"><text:soft-page-break/><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route",</text:p>
      <text:p text:style-name="P2"><text:s text:c="6"/>"name": "public_internet_gateway",</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0,</text:p>
      <text:p text:style-name="P2"><text:s text:c="10"/>"attributes": {</text:p>
      <text:p text:style-name="P2"><text:s text:c="12"/>"carrier_gateway_id": "",</text:p>
      <text:p text:style-name="P2"><text:s text:c="12"/>"destination_cidr_block": "0.0.0.0/0",</text:p>
      <text:p text:style-name="P2"><text:s text:c="12"/>"destination_ipv6_cidr_block": "",</text:p>
      <text:p text:style-name="P2"><text:s text:c="12"/>"destination_prefix_list_id": "",</text:p>
      <text:p text:style-name="P2"><text:s text:c="12"/>"egress_only_gateway_id": "",</text:p>
      <text:p text:style-name="P2"><text:s text:c="12"/>"gateway_id": "igw-0974689ec5f99e6a5",</text:p>
      <text:p text:style-name="P2"><text:s text:c="12"/>"id": "r-rtb-00206bab12794f7311080289494",</text:p>
      <text:p text:style-name="P2"><text:s text:c="12"/>"instance_id": "",</text:p>
      <text:p text:style-name="P2"><text:s text:c="12"/>"instance_owner_id": "",</text:p>
      <text:p text:style-name="P2"><text:s text:c="12"/>"local_gateway_id": "",</text:p>
      <text:p text:style-name="P2"><text:s text:c="12"/>"nat_gateway_id": "",</text:p>
      <text:p text:style-name="P2"><text:s text:c="12"/>"network_interface_id": "",</text:p>
      <text:p text:style-name="P2"><text:s text:c="12"/>"origin": "CreateRoute",</text:p>
      <text:p text:style-name="P2"><text:s text:c="12"/>"route_table_id": "rtb-00206bab12794f731",</text:p>
      <text:p text:style-name="P2"><text:s text:c="12"/>"state": "active",</text:p>
      <text:p text:style-name="P2"><text:s text:c="12"/>"timeouts": {</text:p>
      <text:p text:style-name="P2"><text:s text:c="14"/>"create": "5m",</text:p>
      <text:p text:style-name="P2"><text:s text:c="14"/>"delete": null</text:p>
      <text:p text:style-name="P2"><text:s text:c="12"/>},</text:p>
      <text:p text:style-name="P2"><text:s text:c="12"/>"transit_gateway_id": "",</text:p>
      <text:p text:style-name="P2"><text:s text:c="12"/>"vpc_endpoint_id": "",</text:p>
      <text:p text:style-name="P2"><text:s text:c="12"/>"vpc_peering_connection_id": ""</text:p>
      <text:p text:style-name="P2"><text:s text:c="10"/>},</text:p>
      <text:p text:style-name="P2"><text:s text:c="10"/>"private": "eyJlMmJmYjczMC1lY2FhLTExZTYtOGY4OC0zNDM2M2JjN2M0YzAiOnsiY3JlYXRlIjozMDAwMDAwMDAwMDAsImRlbGV0ZSI6MzAwMDAwMDAwMDAwfX0=",</text:p>
      <text:p text:style-name="P2"><text:s text:c="10"/>"dependencies": [</text:p>
      <text:p text:style-name="P2"><text:s text:c="12"/>"module.vpc.aws_internet_gateway.this",</text:p>
      <text:p text:style-name="P2"><text:soft-page-break/><text:s text:c="12"/>"module.vpc.aws_route_table.public",</text:p>
      <text:p text:style-name="P2"><text:s text:c="12"/>"module.vpc.aws_vpc.this",</text:p>
      <text:p text:style-name="P2"><text:s text:c="12"/>"module.vpc.aws_vpc_ipv4_cidr_block_association.this"</text:p>
      <text:p text:style-name="P2"><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route",</text:p>
      <text:p text:style-name="P2"><text:s text:c="6"/>"name": "public_internet_gateway_ipv6",</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_table",</text:p>
      <text:p text:style-name="P2"><text:s text:c="6"/>"name": "databas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_table",</text:p>
      <text:p text:style-name="P2"><text:s text:c="6"/>"name": "elasticach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_table",</text:p>
      <text:p text:style-name="P2"><text:s text:c="6"/>"name": "intra",</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oft-page-break/><text:s text:c="6"/>"mode": "managed",</text:p>
      <text:p text:style-name="P2"><text:s text:c="6"/>"type": "aws_route_table",</text:p>
      <text:p text:style-name="P2"><text:s text:c="6"/>"name": "private",</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0,</text:p>
      <text:p text:style-name="P2"><text:s text:c="10"/>"attributes": {</text:p>
      <text:p text:style-name="P2"><text:s text:c="12"/>"arn": "arn:aws:ec2:us-east-1:946573029642:route-table/rtb-0388e63a1d0f7424e",</text:p>
      <text:p text:style-name="P2"><text:s text:c="12"/>"id": "rtb-0388e63a1d0f7424e",</text:p>
      <text:p text:style-name="P2"><text:s text:c="12"/>"owner_id": "946573029642",</text:p>
      <text:p text:style-name="P2"><text:s text:c="12"/>"propagating_vgws": [],</text:p>
      <text:p text:style-name="P2"><text:s text:c="12"/>"route": [],</text:p>
      <text:p text:style-name="P2"><text:s text:c="12"/>"tags": {</text:p>
      <text:p text:style-name="P2"><text:s text:c="14"/>"Environment": "dev",</text:p>
      <text:p text:style-name="P2"><text:s text:c="14"/>"Name": "kat-eks-dev-vpc-private",</text:p>
      <text:p text:style-name="P2"><text:s text:c="14"/>"Terraform": "true"</text:p>
      <text:p text:style-name="P2"><text:s text:c="12"/>},</text:p>
      <text:p text:style-name="P2"><text:s text:c="12"/>"vpc_id": "vpc-0e425a80e20fabfc2"</text:p>
      <text:p text:style-name="P2"><text:s text:c="10"/>},</text:p>
      <text:p text:style-name="P2"><text:s text:c="10"/>"private": "bnVsbA==",</text:p>
      <text:p text:style-name="P2"><text:s text:c="10"/>"dependencies": [</text:p>
      <text:p text:style-name="P2"><text:s text:c="12"/>"module.vpc.aws_vpc.this",</text:p>
      <text:p text:style-name="P2"><text:s text:c="12"/>"module.vpc.aws_vpc_ipv4_cidr_block_association.this"</text:p>
      <text:p text:style-name="P2"><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route_table",</text:p>
      <text:p text:style-name="P2"><text:s text:c="6"/>"name": "public",</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0,</text:p>
      <text:p text:style-name="P2"><text:s text:c="10"/>"attributes": {</text:p>
      <text:p text:style-name="P2"><text:s text:c="12"/>"arn": "arn:aws:ec2:us-east-1:946573029642:route-table/rtb-00206bab12794f731",</text:p>
      <text:p text:style-name="P2"><text:soft-page-break/><text:s text:c="12"/>"id": "rtb-00206bab12794f731",</text:p>
      <text:p text:style-name="P2"><text:s text:c="12"/>"owner_id": "946573029642",</text:p>
      <text:p text:style-name="P2"><text:s text:c="12"/>"propagating_vgws": [],</text:p>
      <text:p text:style-name="P2"><text:s text:c="12"/>"route": [],</text:p>
      <text:p text:style-name="P2"><text:s text:c="12"/>"tags": {</text:p>
      <text:p text:style-name="P2"><text:s text:c="14"/>"Environment": "dev",</text:p>
      <text:p text:style-name="P2"><text:s text:c="14"/>"Name": "kat-eks-dev-vpc-public",</text:p>
      <text:p text:style-name="P2"><text:s text:c="14"/>"Terraform": "true"</text:p>
      <text:p text:style-name="P2"><text:s text:c="12"/>},</text:p>
      <text:p text:style-name="P2"><text:s text:c="12"/>"vpc_id": "vpc-0e425a80e20fabfc2"</text:p>
      <text:p text:style-name="P2"><text:s text:c="10"/>},</text:p>
      <text:p text:style-name="P2"><text:s text:c="10"/>"private": "bnVsbA==",</text:p>
      <text:p text:style-name="P2"><text:s text:c="10"/>"dependencies": [</text:p>
      <text:p text:style-name="P2"><text:s text:c="12"/>"module.vpc.aws_vpc.this",</text:p>
      <text:p text:style-name="P2"><text:s text:c="12"/>"module.vpc.aws_vpc_ipv4_cidr_block_association.this"</text:p>
      <text:p text:style-name="P2"><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route_table",</text:p>
      <text:p text:style-name="P2"><text:s text:c="6"/>"name": "redshift",</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_table_association",</text:p>
      <text:p text:style-name="P2"><text:s text:c="6"/>"name": "databas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_table_association",</text:p>
      <text:p text:style-name="P2"><text:s text:c="6"/>"name": "elasticache",</text:p>
      <text:p text:style-name="P2"><text:s text:c="6"/>"each": "list",</text:p>
      <text:p text:style-name="P2"><text:s text:c="6"/>"provider": "provider.aws",</text:p>
      <text:p text:style-name="P2"><text:s text:c="6"/>"instances": []</text:p>
      <text:p text:style-name="P2"><text:soft-page-break/><text:s text:c="4"/>},</text:p>
      <text:p text:style-name="P2"><text:s text:c="4"/>{</text:p>
      <text:p text:style-name="P2"><text:s text:c="6"/>"module": "module.vpc",</text:p>
      <text:p text:style-name="P2"><text:s text:c="6"/>"mode": "managed",</text:p>
      <text:p text:style-name="P2"><text:s text:c="6"/>"type": "aws_route_table_association",</text:p>
      <text:p text:style-name="P2"><text:s text:c="6"/>"name": "intra",</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_table_association",</text:p>
      <text:p text:style-name="P2"><text:s text:c="6"/>"name": "outpost",</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_table_association",</text:p>
      <text:p text:style-name="P2"><text:s text:c="6"/>"name": "private",</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0,</text:p>
      <text:p text:style-name="P2"><text:s text:c="10"/>"attributes": {</text:p>
      <text:p text:style-name="P2"><text:s text:c="12"/>"gateway_id": null,</text:p>
      <text:p text:style-name="P2"><text:s text:c="12"/>"id": "rtbassoc-03cef7e3395dc1c78",</text:p>
      <text:p text:style-name="P2"><text:s text:c="12"/>"route_table_id": "rtb-0388e63a1d0f7424e",</text:p>
      <text:p text:style-name="P2"><text:s text:c="12"/>"subnet_id": "subnet-068f1eddbdacd8960"</text:p>
      <text:p text:style-name="P2"><text:s text:c="10"/>},</text:p>
      <text:p text:style-name="P2"><text:s text:c="10"/>"private": "bnVsbA==",</text:p>
      <text:p text:style-name="P2"><text:s text:c="10"/>"dependencies": [</text:p>
      <text:p text:style-name="P2"><text:s text:c="12"/>"module.vpc.aws_route_table.private",</text:p>
      <text:p text:style-name="P2"><text:s text:c="12"/>"module.vpc.aws_subnet.private",</text:p>
      <text:p text:style-name="P2"><text:s text:c="12"/>"module.vpc.aws_vpc.this",</text:p>
      <text:p text:style-name="P2"><text:s text:c="12"/>"module.vpc.aws_vpc_ipv4_cidr_block_association.this"</text:p>
      <text:p text:style-name="P2"><text:s text:c="10"/>]</text:p>
      <text:p text:style-name="P2"><text:s text:c="8"/>},</text:p>
      <text:p text:style-name="P2"><text:s text:c="8"/>{</text:p>
      <text:p text:style-name="P2"><text:soft-page-break/><text:s text:c="10"/>"index_key": 1,</text:p>
      <text:p text:style-name="P2"><text:s text:c="10"/>"schema_version": 0,</text:p>
      <text:p text:style-name="P2"><text:s text:c="10"/>"attributes": {</text:p>
      <text:p text:style-name="P2"><text:s text:c="12"/>"gateway_id": null,</text:p>
      <text:p text:style-name="P2"><text:s text:c="12"/>"id": "rtbassoc-0e60bf794148a5903",</text:p>
      <text:p text:style-name="P2"><text:s text:c="12"/>"route_table_id": "rtb-0388e63a1d0f7424e",</text:p>
      <text:p text:style-name="P2"><text:s text:c="12"/>"subnet_id": "subnet-09213ef4f6eda61ee"</text:p>
      <text:p text:style-name="P2"><text:s text:c="10"/>},</text:p>
      <text:p text:style-name="P2"><text:s text:c="10"/>"private": "bnVsbA==",</text:p>
      <text:p text:style-name="P2"><text:s text:c="10"/>"dependencies": [</text:p>
      <text:p text:style-name="P2"><text:s text:c="12"/>"module.vpc.aws_route_table.private",</text:p>
      <text:p text:style-name="P2"><text:s text:c="12"/>"module.vpc.aws_subnet.private",</text:p>
      <text:p text:style-name="P2"><text:s text:c="12"/>"module.vpc.aws_vpc.this",</text:p>
      <text:p text:style-name="P2"><text:s text:c="12"/>"module.vpc.aws_vpc_ipv4_cidr_block_association.this"</text:p>
      <text:p text:style-name="P2"><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route_table_association",</text:p>
      <text:p text:style-name="P2"><text:s text:c="6"/>"name": "public",</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0,</text:p>
      <text:p text:style-name="P2"><text:s text:c="10"/>"attributes": {</text:p>
      <text:p text:style-name="P2"><text:s text:c="12"/>"gateway_id": null,</text:p>
      <text:p text:style-name="P2"><text:s text:c="12"/>"id": "rtbassoc-0b2732b008336cb3e",</text:p>
      <text:p text:style-name="P2"><text:s text:c="12"/>"route_table_id": "rtb-00206bab12794f731",</text:p>
      <text:p text:style-name="P2"><text:s text:c="12"/>"subnet_id": "subnet-0e99063b1d226437b"</text:p>
      <text:p text:style-name="P2"><text:s text:c="10"/>},</text:p>
      <text:p text:style-name="P2"><text:s text:c="10"/>"private": "bnVsbA==",</text:p>
      <text:p text:style-name="P2"><text:s text:c="10"/>"dependencies": [</text:p>
      <text:p text:style-name="P2"><text:s text:c="12"/>"module.vpc.aws_route_table.public",</text:p>
      <text:p text:style-name="P2"><text:s text:c="12"/>"module.vpc.aws_subnet.public",</text:p>
      <text:p text:style-name="P2"><text:s text:c="12"/>"module.vpc.aws_vpc.this",</text:p>
      <text:p text:style-name="P2"><text:s text:c="12"/>"module.vpc.aws_vpc_ipv4_cidr_block_association.this"</text:p>
      <text:p text:style-name="P2"><text:s text:c="10"/>]</text:p>
      <text:p text:style-name="P2"><text:s text:c="8"/>},</text:p>
      <text:p text:style-name="P2"><text:s text:c="8"/>{</text:p>
      <text:p text:style-name="P2"><text:s text:c="10"/>"index_key": 1,</text:p>
      <text:p text:style-name="P2"><text:soft-page-break/><text:s text:c="10"/>"schema_version": 0,</text:p>
      <text:p text:style-name="P2"><text:s text:c="10"/>"attributes": {</text:p>
      <text:p text:style-name="P2"><text:s text:c="12"/>"gateway_id": null,</text:p>
      <text:p text:style-name="P2"><text:s text:c="12"/>"id": "rtbassoc-0a91c543bf9b2fdbb",</text:p>
      <text:p text:style-name="P2"><text:s text:c="12"/>"route_table_id": "rtb-00206bab12794f731",</text:p>
      <text:p text:style-name="P2"><text:s text:c="12"/>"subnet_id": "subnet-070e7a6ef132003ae"</text:p>
      <text:p text:style-name="P2"><text:s text:c="10"/>},</text:p>
      <text:p text:style-name="P2"><text:s text:c="10"/>"private": "bnVsbA==",</text:p>
      <text:p text:style-name="P2"><text:s text:c="10"/>"dependencies": [</text:p>
      <text:p text:style-name="P2"><text:s text:c="12"/>"module.vpc.aws_route_table.public",</text:p>
      <text:p text:style-name="P2"><text:s text:c="12"/>"module.vpc.aws_subnet.public",</text:p>
      <text:p text:style-name="P2"><text:s text:c="12"/>"module.vpc.aws_vpc.this",</text:p>
      <text:p text:style-name="P2"><text:s text:c="12"/>"module.vpc.aws_vpc_ipv4_cidr_block_association.this"</text:p>
      <text:p text:style-name="P2"><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route_table_association",</text:p>
      <text:p text:style-name="P2"><text:s text:c="6"/>"name": "redshift",</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route_table_association",</text:p>
      <text:p text:style-name="P2"><text:s text:c="6"/>"name": "redshift_public",</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subnet",</text:p>
      <text:p text:style-name="P2"><text:s text:c="6"/>"name": "database",</text:p>
      <text:p text:style-name="P2"><text:s text:c="6"/>"each": "list",</text:p>
      <text:p text:style-name="P2"><text:s text:c="6"/>"provider": "provider.aws",</text:p>
      <text:p text:style-name="P2"><text:s text:c="6"/>"instances": []</text:p>
      <text:p text:style-name="P2"><text:s text:c="4"/>},</text:p>
      <text:p text:style-name="P2"><text:s text:c="4"/>{</text:p>
      <text:p text:style-name="P2"><text:soft-page-break/><text:s text:c="6"/>"module": "module.vpc",</text:p>
      <text:p text:style-name="P2"><text:s text:c="6"/>"mode": "managed",</text:p>
      <text:p text:style-name="P2"><text:s text:c="6"/>"type": "aws_subnet",</text:p>
      <text:p text:style-name="P2"><text:s text:c="6"/>"name": "elasticach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subnet",</text:p>
      <text:p text:style-name="P2"><text:s text:c="6"/>"name": "intra",</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subnet",</text:p>
      <text:p text:style-name="P2"><text:s text:c="6"/>"name": "outpost",</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subnet",</text:p>
      <text:p text:style-name="P2"><text:s text:c="6"/>"name": "private",</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1,</text:p>
      <text:p text:style-name="P2"><text:s text:c="10"/>"attributes": {</text:p>
      <text:p text:style-name="P2"><text:s text:c="12"/>"arn": "arn:aws:ec2:us-east-1:946573029642:subnet/subnet-068f1eddbdacd8960",</text:p>
      <text:p text:style-name="P2"><text:s text:c="12"/>"assign_ipv6_address_on_creation": false,</text:p>
      <text:p text:style-name="P2"><text:s text:c="12"/>"availability_zone": "us-east-1a",</text:p>
      <text:p text:style-name="P2"><text:s text:c="12"/>"availability_zone_id": "use1-az1",</text:p>
      <text:p text:style-name="P2"><text:s text:c="12"/>"cidr_block": "10.1.0.0/20",</text:p>
      <text:p text:style-name="P2"><text:s text:c="12"/>"customer_owned_ipv4_pool": "",</text:p>
      <text:p text:style-name="P2"><text:soft-page-break/><text:s text:c="12"/>"id": "subnet-068f1eddbdacd8960",</text:p>
      <text:p text:style-name="P2"><text:s text:c="12"/>"ipv6_cidr_block": "",</text:p>
      <text:p text:style-name="P2"><text:s text:c="12"/>"ipv6_cidr_block_association_id": "",</text:p>
      <text:p text:style-name="P2"><text:s text:c="12"/>"map_customer_owned_ip_on_launch": false,</text:p>
      <text:p text:style-name="P2"><text:s text:c="12"/>"map_public_ip_on_launch": false,</text:p>
      <text:p text:style-name="P2"><text:s text:c="12"/>"outpost_arn": "",</text:p>
      <text:p text:style-name="P2"><text:s text:c="12"/>"owner_id": "946573029642",</text:p>
      <text:p text:style-name="P2"><text:s text:c="12"/>"tags": {</text:p>
      <text:p text:style-name="P2"><text:s text:c="14"/>"Environment": "dev",</text:p>
      <text:p text:style-name="P2"><text:s text:c="14"/>"Name": "kat-eks-dev-vpc-private-us-east-1a",</text:p>
      <text:p text:style-name="P2"><text:s text:c="14"/>"Terraform": "true",</text:p>
      <text:p text:style-name="P2"><text:s text:c="14"/>"kubernetes.io/role/internal-elb": "1"</text:p>
      <text:p text:style-name="P2"><text:s text:c="12"/>},</text:p>
      <text:p text:style-name="P2"><text:s text:c="12"/>"tags_all": {</text:p>
      <text:p text:style-name="P2"><text:s text:c="14"/>"Environment": "dev",</text:p>
      <text:p text:style-name="P2"><text:s text:c="14"/>"Name": "kat-eks-dev-vpc-private-us-east-1a",</text:p>
      <text:p text:style-name="P2"><text:s text:c="14"/>"Terraform": "true",</text:p>
      <text:p text:style-name="P2"><text:s text:c="14"/>"kubernetes.io/role/internal-elb": "1"</text:p>
      <text:p text:style-name="P2"><text:s text:c="12"/>},</text:p>
      <text:p text:style-name="P2"><text:s text:c="12"/>"timeouts": null,</text:p>
      <text:p text:style-name="P2"><text:s text:c="12"/>"vpc_id": "vpc-0e425a80e20fabfc2"</text:p>
      <text:p text:style-name="P2"><text:s text:c="10"/>},</text:p>
      <text:p text:style-name="P2"><text:s text:c="10"/>"private": "eyJlMmJmYjczMC1lY2FhLTExZTYtOGY4OC0zNDM2M2JjN2M0YzAiOnsiY3JlYXRlIjo2MDAwMDAwMDAwMDAsImRlbGV0ZSI6MTIwMDAwMDAwMDAwMH0sInNjaGVtYV92ZXJzaW9uIjoiMSJ9",</text:p>
      <text:p text:style-name="P2"><text:s text:c="10"/>"dependencies": [</text:p>
      <text:p text:style-name="P2"><text:s text:c="12"/>"module.vpc.aws_vpc.this",</text:p>
      <text:p text:style-name="P2"><text:s text:c="12"/>"module.vpc.aws_vpc_ipv4_cidr_block_association.this"</text:p>
      <text:p text:style-name="P2"><text:s text:c="10"/>]</text:p>
      <text:p text:style-name="P2"><text:s text:c="8"/>},</text:p>
      <text:p text:style-name="P2"><text:s text:c="8"/>{</text:p>
      <text:p text:style-name="P2"><text:s text:c="10"/>"index_key": 1,</text:p>
      <text:p text:style-name="P2"><text:s text:c="10"/>"schema_version": 1,</text:p>
      <text:p text:style-name="P2"><text:s text:c="10"/>"attributes": {</text:p>
      <text:p text:style-name="P2"><text:s text:c="12"/>"arn": "arn:aws:ec2:us-east-1:946573029642:subnet/subnet-09213ef4f6eda61ee",</text:p>
      <text:p text:style-name="P2"><text:s text:c="12"/>"assign_ipv6_address_on_creation": false,</text:p>
      <text:p text:style-name="P2"><text:s text:c="12"/>"availability_zone": "us-east-1b",</text:p>
      <text:p text:style-name="P2"><text:s text:c="12"/>"availability_zone_id": "use1-az2",</text:p>
      <text:p text:style-name="P2"><text:s text:c="12"/>"cidr_block": "10.1.16.0/20",</text:p>
      <text:p text:style-name="P2"><text:s text:c="12"/>"customer_owned_ipv4_pool": "",</text:p>
      <text:p text:style-name="P2"><text:s text:c="12"/>"id": "subnet-09213ef4f6eda61ee",</text:p>
      <text:p text:style-name="P2"><text:s text:c="12"/>"ipv6_cidr_block": "",</text:p>
      <text:p text:style-name="P2"><text:s text:c="12"/>"ipv6_cidr_block_association_id": "",</text:p>
      <text:p text:style-name="P2"><text:soft-page-break/><text:s text:c="12"/>"map_customer_owned_ip_on_launch": false,</text:p>
      <text:p text:style-name="P2"><text:s text:c="12"/>"map_public_ip_on_launch": false,</text:p>
      <text:p text:style-name="P2"><text:s text:c="12"/>"outpost_arn": "",</text:p>
      <text:p text:style-name="P2"><text:s text:c="12"/>"owner_id": "946573029642",</text:p>
      <text:p text:style-name="P2"><text:s text:c="12"/>"tags": {</text:p>
      <text:p text:style-name="P2"><text:s text:c="14"/>"Environment": "dev",</text:p>
      <text:p text:style-name="P2"><text:s text:c="14"/>"Name": "kat-eks-dev-vpc-private-us-east-1b",</text:p>
      <text:p text:style-name="P2"><text:s text:c="14"/>"Terraform": "true",</text:p>
      <text:p text:style-name="P2"><text:s text:c="14"/>"kubernetes.io/role/internal-elb": "1"</text:p>
      <text:p text:style-name="P2"><text:s text:c="12"/>},</text:p>
      <text:p text:style-name="P2"><text:s text:c="12"/>"tags_all": {</text:p>
      <text:p text:style-name="P2"><text:s text:c="14"/>"Environment": "dev",</text:p>
      <text:p text:style-name="P2"><text:s text:c="14"/>"Name": "kat-eks-dev-vpc-private-us-east-1b",</text:p>
      <text:p text:style-name="P2"><text:s text:c="14"/>"Terraform": "true",</text:p>
      <text:p text:style-name="P2"><text:s text:c="14"/>"kubernetes.io/role/internal-elb": "1"</text:p>
      <text:p text:style-name="P2"><text:s text:c="12"/>},</text:p>
      <text:p text:style-name="P2"><text:s text:c="12"/>"timeouts": null,</text:p>
      <text:p text:style-name="P2"><text:s text:c="12"/>"vpc_id": "vpc-0e425a80e20fabfc2"</text:p>
      <text:p text:style-name="P2"><text:s text:c="10"/>},</text:p>
      <text:p text:style-name="P2"><text:s text:c="10"/>"private": "eyJlMmJmYjczMC1lY2FhLTExZTYtOGY4OC0zNDM2M2JjN2M0YzAiOnsiY3JlYXRlIjo2MDAwMDAwMDAwMDAsImRlbGV0ZSI6MTIwMDAwMDAwMDAwMH0sInNjaGVtYV92ZXJzaW9uIjoiMSJ9",</text:p>
      <text:p text:style-name="P2"><text:s text:c="10"/>"dependencies": [</text:p>
      <text:p text:style-name="P2"><text:s text:c="12"/>"module.vpc.aws_vpc.this",</text:p>
      <text:p text:style-name="P2"><text:s text:c="12"/>"module.vpc.aws_vpc_ipv4_cidr_block_association.this"</text:p>
      <text:p text:style-name="P2"><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subnet",</text:p>
      <text:p text:style-name="P2"><text:s text:c="6"/>"name": "public",</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1,</text:p>
      <text:p text:style-name="P2"><text:s text:c="10"/>"attributes": {</text:p>
      <text:p text:style-name="P2"><text:s text:c="12"/>"arn": "arn:aws:ec2:us-east-1:946573029642:subnet/subnet-0e99063b1d226437b",</text:p>
      <text:p text:style-name="P2"><text:s text:c="12"/>"assign_ipv6_address_on_creation": false,</text:p>
      <text:p text:style-name="P2"><text:soft-page-break/><text:s text:c="12"/>"availability_zone": "us-east-1a",</text:p>
      <text:p text:style-name="P2"><text:s text:c="12"/>"availability_zone_id": "use1-az1",</text:p>
      <text:p text:style-name="P2"><text:s text:c="12"/>"cidr_block": "10.1.48.0/22",</text:p>
      <text:p text:style-name="P2"><text:s text:c="12"/>"customer_owned_ipv4_pool": "",</text:p>
      <text:p text:style-name="P2"><text:s text:c="12"/>"id": "subnet-0e99063b1d226437b",</text:p>
      <text:p text:style-name="P2"><text:s text:c="12"/>"ipv6_cidr_block": "",</text:p>
      <text:p text:style-name="P2"><text:s text:c="12"/>"ipv6_cidr_block_association_id": "",</text:p>
      <text:p text:style-name="P2"><text:s text:c="12"/>"map_customer_owned_ip_on_launch": false,</text:p>
      <text:p text:style-name="P2"><text:s text:c="12"/>"map_public_ip_on_launch": true,</text:p>
      <text:p text:style-name="P2"><text:s text:c="12"/>"outpost_arn": "",</text:p>
      <text:p text:style-name="P2"><text:s text:c="12"/>"owner_id": "946573029642",</text:p>
      <text:p text:style-name="P2"><text:s text:c="12"/>"tags": {</text:p>
      <text:p text:style-name="P2"><text:s text:c="14"/>"Environment": "dev",</text:p>
      <text:p text:style-name="P2"><text:s text:c="14"/>"Name": "kat-eks-dev-vpc-public-us-east-1a",</text:p>
      <text:p text:style-name="P2"><text:s text:c="14"/>"Terraform": "true",</text:p>
      <text:p text:style-name="P2"><text:s text:c="14"/>"kubernetes.io/role/elb": "1"</text:p>
      <text:p text:style-name="P2"><text:s text:c="12"/>},</text:p>
      <text:p text:style-name="P2"><text:s text:c="12"/>"tags_all": {</text:p>
      <text:p text:style-name="P2"><text:s text:c="14"/>"Environment": "dev",</text:p>
      <text:p text:style-name="P2"><text:s text:c="14"/>"Name": "kat-eks-dev-vpc-public-us-east-1a",</text:p>
      <text:p text:style-name="P2"><text:s text:c="14"/>"Terraform": "true",</text:p>
      <text:p text:style-name="P2"><text:s text:c="14"/>"kubernetes.io/role/elb": "1"</text:p>
      <text:p text:style-name="P2"><text:s text:c="12"/>},</text:p>
      <text:p text:style-name="P2"><text:s text:c="12"/>"timeouts": null,</text:p>
      <text:p text:style-name="P2"><text:s text:c="12"/>"vpc_id": "vpc-0e425a80e20fabfc2"</text:p>
      <text:p text:style-name="P2"><text:s text:c="10"/>},</text:p>
      <text:p text:style-name="P2"><text:s text:c="10"/>"private": "eyJlMmJmYjczMC1lY2FhLTExZTYtOGY4OC0zNDM2M2JjN2M0YzAiOnsiY3JlYXRlIjo2MDAwMDAwMDAwMDAsImRlbGV0ZSI6MTIwMDAwMDAwMDAwMH0sInNjaGVtYV92ZXJzaW9uIjoiMSJ9",</text:p>
      <text:p text:style-name="P2"><text:s text:c="10"/>"dependencies": [</text:p>
      <text:p text:style-name="P2"><text:s text:c="12"/>"module.vpc.aws_vpc.this",</text:p>
      <text:p text:style-name="P2"><text:s text:c="12"/>"module.vpc.aws_vpc_ipv4_cidr_block_association.this"</text:p>
      <text:p text:style-name="P2"><text:s text:c="10"/>]</text:p>
      <text:p text:style-name="P2"><text:s text:c="8"/>},</text:p>
      <text:p text:style-name="P2"><text:s text:c="8"/>{</text:p>
      <text:p text:style-name="P2"><text:s text:c="10"/>"index_key": 1,</text:p>
      <text:p text:style-name="P2"><text:s text:c="10"/>"schema_version": 1,</text:p>
      <text:p text:style-name="P2"><text:s text:c="10"/>"attributes": {</text:p>
      <text:p text:style-name="P2"><text:s text:c="12"/>"arn": "arn:aws:ec2:us-east-1:946573029642:subnet/subnet-070e7a6ef132003ae",</text:p>
      <text:p text:style-name="P2"><text:s text:c="12"/>"assign_ipv6_address_on_creation": false,</text:p>
      <text:p text:style-name="P2"><text:s text:c="12"/>"availability_zone": "us-east-1b",</text:p>
      <text:p text:style-name="P2"><text:s text:c="12"/>"availability_zone_id": "use1-az2",</text:p>
      <text:p text:style-name="P2"><text:s text:c="12"/>"cidr_block": "10.1.52.0/22",</text:p>
      <text:p text:style-name="P2"><text:soft-page-break/><text:s text:c="12"/>"customer_owned_ipv4_pool": "",</text:p>
      <text:p text:style-name="P2"><text:s text:c="12"/>"id": "subnet-070e7a6ef132003ae",</text:p>
      <text:p text:style-name="P2"><text:s text:c="12"/>"ipv6_cidr_block": "",</text:p>
      <text:p text:style-name="P2"><text:s text:c="12"/>"ipv6_cidr_block_association_id": "",</text:p>
      <text:p text:style-name="P2"><text:s text:c="12"/>"map_customer_owned_ip_on_launch": false,</text:p>
      <text:p text:style-name="P2"><text:s text:c="12"/>"map_public_ip_on_launch": true,</text:p>
      <text:p text:style-name="P2"><text:s text:c="12"/>"outpost_arn": "",</text:p>
      <text:p text:style-name="P2"><text:s text:c="12"/>"owner_id": "946573029642",</text:p>
      <text:p text:style-name="P2"><text:s text:c="12"/>"tags": {</text:p>
      <text:p text:style-name="P2"><text:s text:c="14"/>"Environment": "dev",</text:p>
      <text:p text:style-name="P2"><text:s text:c="14"/>"Name": "kat-eks-dev-vpc-public-us-east-1b",</text:p>
      <text:p text:style-name="P2"><text:s text:c="14"/>"Terraform": "true",</text:p>
      <text:p text:style-name="P2"><text:s text:c="14"/>"kubernetes.io/role/elb": "1"</text:p>
      <text:p text:style-name="P2"><text:s text:c="12"/>},</text:p>
      <text:p text:style-name="P2"><text:s text:c="12"/>"tags_all": {</text:p>
      <text:p text:style-name="P2"><text:s text:c="14"/>"Environment": "dev",</text:p>
      <text:p text:style-name="P2"><text:s text:c="14"/>"Name": "kat-eks-dev-vpc-public-us-east-1b",</text:p>
      <text:p text:style-name="P2"><text:s text:c="14"/>"Terraform": "true",</text:p>
      <text:p text:style-name="P2"><text:s text:c="14"/>"kubernetes.io/role/elb": "1"</text:p>
      <text:p text:style-name="P2"><text:s text:c="12"/>},</text:p>
      <text:p text:style-name="P2"><text:s text:c="12"/>"timeouts": null,</text:p>
      <text:p text:style-name="P2"><text:s text:c="12"/>"vpc_id": "vpc-0e425a80e20fabfc2"</text:p>
      <text:p text:style-name="P2"><text:s text:c="10"/>},</text:p>
      <text:p text:style-name="P2"><text:s text:c="10"/>"private": "eyJlMmJmYjczMC1lY2FhLTExZTYtOGY4OC0zNDM2M2JjN2M0YzAiOnsiY3JlYXRlIjo2MDAwMDAwMDAwMDAsImRlbGV0ZSI6MTIwMDAwMDAwMDAwMH0sInNjaGVtYV92ZXJzaW9uIjoiMSJ9",</text:p>
      <text:p text:style-name="P2"><text:s text:c="10"/>"dependencies": [</text:p>
      <text:p text:style-name="P2"><text:s text:c="12"/>"module.vpc.aws_vpc.this",</text:p>
      <text:p text:style-name="P2"><text:s text:c="12"/>"module.vpc.aws_vpc_ipv4_cidr_block_association.this"</text:p>
      <text:p text:style-name="P2"><text:s text:c="10"/>]</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 text:c="6"/>"type": "aws_subnet",</text:p>
      <text:p text:style-name="P2"><text:s text:c="6"/>"name": "redshift",</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oft-page-break/><text:s text:c="6"/>"mode": "managed",</text:p>
      <text:p text:style-name="P2"><text:s text:c="6"/>"type": "aws_vpc",</text:p>
      <text:p text:style-name="P2"><text:s text:c="6"/>"name": "this",</text:p>
      <text:p text:style-name="P2"><text:s text:c="6"/>"each": "list",</text:p>
      <text:p text:style-name="P2"><text:s text:c="6"/>"provider": "provider.aws",</text:p>
      <text:p text:style-name="P2"><text:s text:c="6"/>"instances": [</text:p>
      <text:p text:style-name="P2"><text:s text:c="8"/>{</text:p>
      <text:p text:style-name="P2"><text:s text:c="10"/>"index_key": 0,</text:p>
      <text:p text:style-name="P2"><text:s text:c="10"/>"schema_version": 1,</text:p>
      <text:p text:style-name="P2"><text:s text:c="10"/>"attributes": {</text:p>
      <text:p text:style-name="P2"><text:s text:c="12"/>"arn": "arn:aws:ec2:us-east-1:946573029642:vpc/vpc-0e425a80e20fabfc2",</text:p>
      <text:p text:style-name="P2"><text:s text:c="12"/>"assign_generated_ipv6_cidr_block": false,</text:p>
      <text:p text:style-name="P2"><text:s text:c="12"/>"cidr_block": "10.1.0.0/18",</text:p>
      <text:p text:style-name="P2"><text:s text:c="12"/>"default_network_acl_id": "acl-04eb96562b3ba0cdd",</text:p>
      <text:p text:style-name="P2"><text:s text:c="12"/>"default_route_table_id": "rtb-0f25326e766569e82",</text:p>
      <text:p text:style-name="P2"><text:s text:c="12"/>"default_security_group_id": "sg-0d6b1ccc81c738acf",</text:p>
      <text:p text:style-name="P2"><text:s text:c="12"/>"dhcp_options_id": "dopt-437a1339",</text:p>
      <text:p text:style-name="P2"><text:s text:c="12"/>"enable_classiclink": false,</text:p>
      <text:p text:style-name="P2"><text:s text:c="12"/>"enable_classiclink_dns_support": false,</text:p>
      <text:p text:style-name="P2"><text:s text:c="12"/>"enable_dns_hostnames": true,</text:p>
      <text:p text:style-name="P2"><text:s text:c="12"/>"enable_dns_support": true,</text:p>
      <text:p text:style-name="P2"><text:s text:c="12"/>"id": "vpc-0e425a80e20fabfc2",</text:p>
      <text:p text:style-name="P2"><text:s text:c="12"/>"instance_tenancy": "default",</text:p>
      <text:p text:style-name="P2"><text:s text:c="12"/>"ipv6_association_id": "",</text:p>
      <text:p text:style-name="P2"><text:s text:c="12"/>"ipv6_cidr_block": "",</text:p>
      <text:p text:style-name="P2"><text:s text:c="12"/>"main_route_table_id": "rtb-0f25326e766569e82",</text:p>
      <text:p text:style-name="P2"><text:s text:c="12"/>"owner_id": "946573029642",</text:p>
      <text:p text:style-name="P2"><text:s text:c="12"/>"tags": {</text:p>
      <text:p text:style-name="P2"><text:s text:c="14"/>"Environment": "dev",</text:p>
      <text:p text:style-name="P2"><text:s text:c="14"/>"Name": "kat-eks-dev-vpc",</text:p>
      <text:p text:style-name="P2"><text:s text:c="14"/>"Terraform": "true"</text:p>
      <text:p text:style-name="P2"><text:s text:c="12"/>},</text:p>
      <text:p text:style-name="P2"><text:s text:c="12"/>"tags_all": {</text:p>
      <text:p text:style-name="P2"><text:s text:c="14"/>"Environment": "dev",</text:p>
      <text:p text:style-name="P2"><text:s text:c="14"/>"Name": "kat-eks-dev-vpc",</text:p>
      <text:p text:style-name="P2"><text:s text:c="14"/>"Terraform": "true"</text:p>
      <text:p text:style-name="P2"><text:s text:c="12"/>}</text:p>
      <text:p text:style-name="P2"><text:s text:c="10"/>},</text:p>
      <text:p text:style-name="P2"><text:s text:c="10"/>"private": "eyJzY2hlbWFfdmVyc2lvbiI6IjEifQ=="</text:p>
      <text:p text:style-name="P2"><text:s text:c="8"/>}</text:p>
      <text:p text:style-name="P2"><text:s text:c="6"/>]</text:p>
      <text:p text:style-name="P2"><text:s text:c="4"/>},</text:p>
      <text:p text:style-name="P2"><text:s text:c="4"/>{</text:p>
      <text:p text:style-name="P2"><text:s text:c="6"/>"module": "module.vpc",</text:p>
      <text:p text:style-name="P2"><text:s text:c="6"/>"mode": "managed",</text:p>
      <text:p text:style-name="P2"><text:soft-page-break/><text:s text:c="6"/>"type": "aws_vpc_dhcp_options",</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vpc_dhcp_options_association",</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vpc_ipv4_cidr_block_association",</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vpn_gateway",</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vpn_gateway_attachment",</text:p>
      <text:p text:style-name="P2"><text:s text:c="6"/>"name": "this",</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oft-page-break/><text:s text:c="6"/>"type": "aws_vpn_gateway_route_propagation",</text:p>
      <text:p text:style-name="P2"><text:s text:c="6"/>"name": "intra",</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vpn_gateway_route_propagation",</text:p>
      <text:p text:style-name="P2"><text:s text:c="6"/>"name": "private",</text:p>
      <text:p text:style-name="P2"><text:s text:c="6"/>"each": "list",</text:p>
      <text:p text:style-name="P2"><text:s text:c="6"/>"provider": "provider.aws",</text:p>
      <text:p text:style-name="P2"><text:s text:c="6"/>"instances": []</text:p>
      <text:p text:style-name="P2"><text:s text:c="4"/>},</text:p>
      <text:p text:style-name="P2"><text:s text:c="4"/>{</text:p>
      <text:p text:style-name="P2"><text:s text:c="6"/>"module": "module.vpc",</text:p>
      <text:p text:style-name="P2"><text:s text:c="6"/>"mode": "managed",</text:p>
      <text:p text:style-name="P2"><text:s text:c="6"/>"type": "aws_vpn_gateway_route_propagation",</text:p>
      <text:p text:style-name="P2"><text:s text:c="6"/>"name": "public",</text:p>
      <text:p text:style-name="P2"><text:s text:c="6"/>"each": "list",</text:p>
      <text:p text:style-name="P2"><text:s text:c="6"/>"provider": "provider.aws",</text:p>
      <text:p text:style-name="P2"><text:s text:c="6"/>"instances": []</text:p>
      <text:p text:style-name="P2"><text:s text:c="4"/>}</text:p>
      <text:p text:style-name="P2"><text:s text:c="2"/></text:p>
      <text:p text:style-name="P2">}</text:p>
      <text:p text:style-name="P2"/>
      <text:p text:style-name="P2">variable "region" {</text:p>
      <text:p text:style-name="P2"><text:s text:c="2"/>type <text:s text:c="7"/>= string</text:p>
      <text:p text:style-name="P2"><text:s text:c="2"/>default <text:s text:c="4"/>= "us-east-1"</text:p>
      <text:p text:style-name="P2"><text:s text:c="2"/>description = "AWS region in which resources will get deployed. Defaults to Ireland."</text:p>
      <text:p text:style-name="P2">}</text:p>
      <text:p text:style-name="P2"/>
      <text:p text:style-name="P2">variable "availability_zones" {</text:p>
      <text:p text:style-name="P2"><text:s text:c="2"/>type <text:s text:c="7"/>= list(string)</text:p>
      <text:p text:style-name="P2"><text:s text:c="2"/>default <text:s text:c="4"/>= ["us-east-1a", "us-east-1b", "us-east-1c"]</text:p>
      <text:p text:style-name="P2"><text:s text:c="2"/>description = "Availability zones for the default Ireland region."</text:p>
      <text:p text:style-name="P2">}</text:p>
      <text:p text:style-name="P2"/>
      <text:p text:style-name="P2">variable "ec2_instance_types" {</text:p>
      <text:p text:style-name="P2"><text:s text:c="2"/>type <text:s text:c="7"/>= list(string)</text:p>
      <text:p text:style-name="P2"><text:s text:c="2"/>description = "Bastion instance types used for spot instances."</text:p>
      <text:p text:style-name="P2"><text:s text:c="2"/>default <text:s text:c="4"/>= ["t3.nano", "t3.micro", "t3.small", "t3.medium", "t3.large", "t2.nano", "t2.micro", "t2.small", "t2.medium", "t2.large"]</text:p>
      <text:p text:style-name="P2"><text:soft-page-break/>}</text:p>
      <text:p text:style-name="P2"/>
      <text:p text:style-name="P2">variable "worker_instance_types" {</text:p>
      <text:p text:style-name="P2"><text:s text:c="2"/>type <text:s text:c="7"/>= string</text:p>
      <text:p text:style-name="P2"><text:s text:c="2"/>description = "Worker instance types used for spot instances."</text:p>
      <text:p text:style-name="P2"><text:s text:c="2"/>default <text:s text:c="4"/>= "m5.4xlarge,m5d.4xlarge,m5a.4xlarge,m5ad.4xlarge,m4.4xlarge,m5n.4xlarge,m5dn.4xlarge"</text:p>
      <text:p text:style-name="P2">}</text:p>
      <text:p text:style-name="P2"/>
      <text:p text:style-name="P2">variable "vpc_cidr" {</text:p>
      <text:p text:style-name="P2"><text:s text:c="2"/>description = "Amazon Virtual Private Cloud Classless Inter-Domain Routing range."</text:p>
      <text:p text:style-name="P2">}</text:p>
      <text:p text:style-name="P2"/>
      <text:p text:style-name="P2">variable "private_subnets_cidrs" {</text:p>
      <text:p text:style-name="P2"><text:s text:c="2"/>type <text:s text:c="7"/>= list(string)</text:p>
      <text:p text:style-name="P2"><text:s text:c="2"/>description = "Classless Inter-Domain Routing ranges for private subnets."</text:p>
      <text:p text:style-name="P2">}</text:p>
      <text:p text:style-name="P2"/>
      <text:p text:style-name="P2">variable "public_subnets_cidrs" {</text:p>
      <text:p text:style-name="P2"><text:s text:c="2"/>type <text:s text:c="7"/>= list(string)</text:p>
      <text:p text:style-name="P2"><text:s text:c="2"/>description = "Classless Inter-Domain Routing ranges for public subnets."</text:p>
      <text:p text:style-name="P2">}</text:p>
      <text:p text:style-name="P2"/>
      <text:p text:style-name="P2"># variable "whitelist_ips" {</text:p>
      <text:p text:style-name="P2"># <text:s text:c="2"/>type <text:s text:c="7"/>= list(string)</text:p>
      <text:p text:style-name="P2"># <text:s text:c="2"/>description = "Restrict access only to news IPs to restrict lb access"</text:p>
      <text:p text:style-name="P2"># }</text:p>
      <text:p text:style-name="P2"/>
      <text:p text:style-name="P2">variable "eks_enabled_log_types" {</text:p>
      <text:p text:style-name="P2"><text:s text:c="2"/>type <text:s text:c="3"/>= list(string)</text:p>
      <text:p text:style-name="P2"><text:s text:c="2"/>default = []</text:p>
      <text:p text:style-name="P2">}</text:p>
      <text:p text:style-name="P2"/>
      <text:p text:style-name="P2">variable "tags" {</text:p>
      <text:p text:style-name="P2"><text:s text:c="2"/>type <text:s text:c="7"/>= map(string)</text:p>
      <text:p text:style-name="P2"><text:s text:c="2"/>description = "Default tags attached to all resources."</text:p>
      <text:p text:style-name="P2"><text:s text:c="2"/>default = {</text:p>
      <text:p text:style-name="P2"><text:s text:c="4"/>ServiceType = "kat-eks"</text:p>
      <text:p text:style-name="P2"><text:s text:c="2"/>}</text:p>
      <text:p text:style-name="P2">}</text:p>
      <text:p text:style-name="P2"/>
      <text:p text:style-name="P2"/>
      <text:p text:style-name="P2">variable "ssh_key_name" {</text:p>
      <text:p text:style-name="P2"><text:soft-page-break/><text:s text:c="2"/>default = "kat-dev"</text:p>
      <text:p text:style-name="P2">}</text:p>
      <text:p text:style-name="P2"/>
      <text:p text:style-name="P2"># variable "hosted_zone_id" {</text:p>
      <text:p text:style-name="P2"># <text:s text:c="2"/>description = "Hosted zone id used by bastion host."</text:p>
      <text:p text:style-name="P2"># <text:s text:c="2"/>default <text:s text:c="4"/>= ""</text:p>
      <text:p text:style-name="P2"># }</text:p>
      <text:p text:style-name="P2"/>
      <text:p text:style-name="P2">variable "worker_instance_type" {</text:p>
      <text:p text:style-name="P2"><text:s text:c="2"/>default = ""</text:p>
      <text:p text:style-name="P2">}</text:p>
      <text:p text:style-name="P2"/>
      <text:p text:style-name="P2"/>
      <text:p text:style-name="P2">variable "vpc_single_nat_gateway" {</text:p>
      <text:p text:style-name="P2"><text:s text:c="2"/>type = bool</text:p>
      <text:p text:style-name="P2">}</text:p>
      <text:p text:style-name="P2"/>
      <text:p text:style-name="P2">variable "vpc_one_nat_gateway_per_az" {</text:p>
      <text:p text:style-name="P2"><text:s text:c="2"/>type = bool</text:p>
      <text:p text:style-name="P2">}</text:p>
      <text:p text:style-name="P2"/>
      <text:p text:style-name="P2"># variable "assume_role_arn" {</text:p>
      <text:p text:style-name="P2"># <text:s text:c="2"/>type = string</text:p>
      <text:p text:style-name="P2"># }</text:p>
      <text:p text:style-name="P2"/>
      <text:p text:style-name="P2"/>
      <text:p text:style-name="P2"/>
      <text:p text:style-name="P2">variable "oidc_thumbprint_list" {</text:p>
      <text:p text:style-name="P2"><text:s text:c="2"/>type <text:s text:c="3"/>= list</text:p>
      <text:p text:style-name="P2"><text:s text:c="2"/>default = []</text:p>
      <text:p text:style-name="P2">}</text:p>
      <text:p text:style-name="P2"/>
      <text:p text:style-name="P2">variable "principal_account_ids_ram" {</text:p>
      <text:p text:style-name="P2"><text:s text:c="2"/>type <text:s text:c="7"/>= list(string)</text:p>
      <text:p text:style-name="P2"><text:s text:c="2"/>description = "AWS account ID to share transit gateway with. By default it is empty."</text:p>
      <text:p text:style-name="P2"><text:s text:c="2"/>default <text:s text:c="4"/>= []</text:p>
      <text:p text:style-name="P2">}</text:p>
      <text:p text:style-name="P2"/>
      <text:p text:style-name="P2">#####</text:p>
      <text:p text:style-name="P2"># VPC configuration KARTHIKA--PEC-CSE-SEM-8-PROJECT dev</text:p>
      <text:p text:style-name="P2">#####</text:p>
      <text:p text:style-name="P2"/>
      <text:p text:style-name="P2">data "aws_security_group" "default" {</text:p>
      <text:p text:style-name="P2"><text:s text:c="2"/>name <text:s text:c="2"/>= "default"</text:p>
      <text:p text:style-name="P2"><text:soft-page-break/><text:s text:c="2"/>vpc_id = module.vpc.vpc_id</text:p>
      <text:p text:style-name="P2">}</text:p>
      <text:p text:style-name="P2"/>
      <text:p text:style-name="P2">module "vpc" {</text:p>
      <text:p text:style-name="P2"><text:s text:c="2"/>source <text:s/>= "terraform-aws-modules/vpc/aws"</text:p>
      <text:p text:style-name="P2"><text:s text:c="2"/># version = "2.44.0"</text:p>
      <text:p text:style-name="P2"/>
      <text:p text:style-name="P2"><text:s text:c="2"/>name = "${var.tags["ServiceType"]}-${var.tags["Environment"]}-vpc"</text:p>
      <text:p text:style-name="P2"/>
      <text:p text:style-name="P2"><text:s text:c="2"/>azs = var.availability_zones</text:p>
      <text:p text:style-name="P2"/>
      <text:p text:style-name="P2"><text:s text:c="2"/>cidr <text:s text:c="11"/>= var.vpc_cidr</text:p>
      <text:p text:style-name="P2"><text:s text:c="2"/>private_subnets = var.private_subnets_cidrs</text:p>
      <text:p text:style-name="P2"><text:s text:c="2"/>public_subnets <text:s/>= var.public_subnets_cidrs</text:p>
      <text:p text:style-name="P2"/>
      <text:p text:style-name="P2"><text:s text:c="2"/>enable_dns_hostnames = true</text:p>
      <text:p text:style-name="P2"><text:s text:c="2"/>enable_dns_support <text:s text:c="2"/>= true</text:p>
      <text:p text:style-name="P2"/>
      <text:p text:style-name="P2"><text:s text:c="2"/>enable_nat_gateway = true</text:p>
      <text:p text:style-name="P2"><text:s text:c="2"/># enable_vpn_gateway = true <text:s text:c="5"/># TODO - Policy review DC or outside of DC connection into VPC?</text:p>
      <text:p text:style-name="P2"/>
      <text:p text:style-name="P2"><text:s text:c="2"/>single_nat_gateway <text:s text:c="4"/>= var.vpc_single_nat_gateway</text:p>
      <text:p text:style-name="P2"><text:s text:c="2"/>one_nat_gateway_per_az = var.vpc_one_nat_gateway_per_az</text:p>
      <text:p text:style-name="P2"/>
      <text:p text:style-name="P2"><text:s text:c="2"/>private_subnet_tags = {</text:p>
      <text:p text:style-name="P2"><text:s text:c="4"/>"kubernetes.io/role/internal-elb" = "1"</text:p>
      <text:p text:style-name="P2"><text:s text:c="2"/>}</text:p>
      <text:p text:style-name="P2"/>
      <text:p text:style-name="P2"><text:s text:c="2"/>public_subnet_tags = {</text:p>
      <text:p text:style-name="P2"><text:s text:c="4"/>"kubernetes.io/role/elb" = "1"</text:p>
      <text:p text:style-name="P2"><text:s text:c="2"/>}</text:p>
      <text:p text:style-name="P2"/>
      <text:p text:style-name="P2"><text:s text:c="2"/>tags = {</text:p>
      <text:p text:style-name="P2"><text:s text:c="4"/>Terraform = "true"</text:p>
      <text:p text:style-name="P2"><text:s text:c="4"/>Environment = "dev"</text:p>
      <text:p text:style-name="P2"><text:s text:c="2"/>}</text:p>
      <text:p text:style-name="P2"/>
      <text:p text:style-name="P2"/>
      <text:p text:style-name="P2"><text:s text:c="2"/># VPC Endpoint for ECR API</text:p>
      <text:p text:style-name="P2"><text:s text:c="2"/># enable_ecr_api_endpoint <text:s text:c="13"/>= true</text:p>
      <text:p text:style-name="P2"><text:s text:c="2"/># ecr_api_endpoint_private_dns_enabled = true</text:p>
      <text:p text:style-name="P2"><text:s text:c="2"/># ecr_api_endpoint_security_group_ids <text:s/>= [data.aws_security_group.default.id]</text:p>
      <text:p text:style-name="P2"/>
      <text:p text:style-name="P2"><text:s text:c="2"/># VPC Endpoint for ECR DKR</text:p>
      <text:p text:style-name="P2"><text:soft-page-break/><text:s text:c="2"/># enable_ecr_dkr_endpoint <text:s text:c="13"/>= true</text:p>
      <text:p text:style-name="P2"><text:s text:c="2"/># ecr_dkr_endpoint_private_dns_enabled = true</text:p>
      <text:p text:style-name="P2"><text:s text:c="2"/># ecr_dkr_endpoint_security_group_ids <text:s/>= [data.aws_security_group.default.id]</text:p>
      <text:p text:style-name="P2"/>
      <text:p text:style-name="P2"><text:s text:c="2"/># VPC endpoint for S3</text:p>
      <text:p text:style-name="P2"><text:s text:c="2"/># enable_s3_endpoint = false</text:p>
      <text:p text:style-name="P2"/>
      <text:p text:style-name="P2"><text:s text:c="2"/># VPC endpoint for DynamoDB</text:p>
      <text:p text:style-name="P2"><text:s text:c="2"/># enable_dynamodb_endpoint = false</text:p>
      <text:p text:style-name="P2"/>
      <text:p text:style-name="P2">}</text:p>
      <text:p text:style-name="P2"/>
      <text:p text:style-name="P2"/>
      <text:p text:style-name="P2"/>
      <text:p text:style-name="P2"/>
      <text:p text:style-name="P2"/>
      <text:p text:style-name="P2">#####</text:p>
      <text:p text:style-name="P2"># Outputs</text:p>
      <text:p text:style-name="P2">#####</text:p>
      <text:p text:style-name="P2"/>
      <text:p text:style-name="P2">output "vpc_id" {</text:p>
      <text:p text:style-name="P2"><text:s text:c="2"/>value = module.vpc.vpc_id</text:p>
      <text:p text:style-name="P2">}</text:p>
      <text:p text:style-name="P2"/>
      <text:p text:style-name="P2">output "public_subnet_ids" {</text:p>
      <text:p text:style-name="P2"><text:s text:c="2"/>value = module.vpc.public_subnets</text:p>
      <text:p text:style-name="P2">}</text:p>
      <text:p text:style-name="P2"/>
      <text:p text:style-name="P2">output "private_subnet_ids" {</text:p>
      <text:p text:style-name="P2"><text:s text:c="2"/>value = module.vpc.private_subnets</text:p>
      <text:p text:style-name="P2">}</text:p>
      <text:p text:style-name="P2"/>
      <text:p text:style-name="P2">output "private_route_table_ids" {</text:p>
      <text:p text:style-name="P2"><text:s text:c="2"/>value = module.vpc.private_route_table_ids</text:p>
      <text:p text:style-name="P2">}</text:p>
      <text:p text:style-name="P2"/>
      <text:p text:style-name="P2"># KAT Infrastructure</text:p>
      <text:p text:style-name="P2"/>
      <text:p text:style-name="P2"># kat-dev-eks</text:p>
      <text:p text:style-name="P2"/>
      <text:p text:style-name="P2">## Overview</text:p>
      <text:p text:style-name="P2"/>
      <text:p text:style-name="P2">In this reposititory, we split three parts of the deployment of Infrastructure.First part is provisioning eks cluster with worker nodes. Second part is deployment of ec2 <text:soft-page-break/>instance linux servers with autoscaling feature. Third part of deployment is windows server with autoscaling feature</text:p>
      <text:p text:style-name="P2"/>
      <text:p text:style-name="P2">## Requirements and Dependencies</text:p>
      <text:p text:style-name="P2"/>
      <text:p text:style-name="P2">### Default Packages</text:p>
      <text:p text:style-name="P2"/>
      <text:p text:style-name="P2">* AWS CLI</text:p>
      <text:p text:style-name="P2">* AWS IAM Authenticator</text:p>
      <text:p text:style-name="P2">* Terraform</text:p>
      <text:p text:style-name="P2">* Packer</text:p>
      <text:p text:style-name="P2">* Kubectl</text:p>
      <text:p text:style-name="P2">* Python 3.7</text:p>
      <text:p text:style-name="P2"/>
      <text:p text:style-name="P2">#### Installation for OS X</text:p>
      <text:p text:style-name="P2"/>
      <text:p text:style-name="P2">* brew install awscli</text:p>
      <text:p text:style-name="P2">* brew install aws-iam-authenticator</text:p>
      <text:p text:style-name="P2">* brew install terraform</text:p>
      <text:p text:style-name="P2">* brew install packer</text:p>
      <text:p text:style-name="P2">* brew install kubernetes-cli</text:p>
      <text:p text:style-name="P2"/>
      <text:p text:style-name="P2">#### Installation for linux</text:p>
      <text:p text:style-name="P2"/>
      <text:p text:style-name="P2">* [awscli](https://docs.aws.amazon.com/cli/latest/userguide/install-linux.html)</text:p>
      <text:p text:style-name="P2">* [aws-iam-authenticator](https://docs.aws.amazon.com/eks/latest/userguide/install-aws-iam-authenticator.html)</text:p>
      <text:p text:style-name="P2">* [terraform](https://learn.hashicorp.com/terraform/getting-started/install.html)</text:p>
      <text:p text:style-name="P2">* [packer](https://www.packer.io/intro/getting-started/install.html)</text:p>
      <text:p text:style-name="P2">* [kubectl](https://docs.aws.amazon.com/eks/latest/userguide/install-kubectl.html)</text:p>
      <text:p text:style-name="P2"/>
      <text:p text:style-name="P2">### Generate kubeconfig file</text:p>
      <text:p text:style-name="P2"/>
      <text:p text:style-name="P2">On user's machine who has been added to EKS, they can configure .kube/config file using the following command:</text:p>
      <text:p text:style-name="P2"/>
      <text:p text:style-name="P2">```bash</text:p>
      <text:p text:style-name="P2">$ aws eks list-clusters</text:p>
      <text:p text:style-name="P2">$ aws eks update-kubeconfig --name ${cluster_name}</text:p>
      <text:p text:style-name="P2">```</text:p>
      <text:p text:style-name="P2"/>
      <text:p text:style-name="P2">## IAM Roles for specific namespaces</text:p>
      <text:p text:style-name="P2"/>
      <text:p text:style-name="P2">## EKS platforms information</text:p>
      <text:p text:style-name="P2"/>
      <text:p text:style-name="P2"><text:soft-page-break/>https://docs.aws.amazon.com/eks/latest/userguide/platform-versions.html</text:p>
      <text:p text:style-name="P2"/>
      <text:p text:style-name="P2">## VPCs configurations</text:p>
      <text:p text:style-name="P2"/>
      <text:p text:style-name="P2">### VPC CIDR `10.1.0.0/18` Development</text:p>
      <text:p text:style-name="P2"/>
      <text:p text:style-name="P2">|Cidr <text:s text:c="8"/>| Ips <text:s text:c="4"/>| Subnet type |</text:p>
      <text:p text:style-name="P2">|-------------|---------|-------------|</text:p>
      <text:p text:style-name="P2">|10.1.0.0/20 <text:s/>| 4089 <text:s text:c="3"/>| private <text:s text:c="4"/>|</text:p>
      <text:p text:style-name="P2">|10.1.16.0/20 | 4028 <text:s text:c="3"/>| private <text:s text:c="4"/>| <text:s/></text:p>
      <text:p text:style-name="P2">|10.1.48.0/22 | 1014 <text:s text:c="3"/>| public <text:s text:c="5"/>| <text:s text:c="6"/></text:p>
      <text:p text:style-name="P2">|10.1.52.0/22 | 1016 <text:s text:c="3"/>| public <text:s text:c="5"/>|</text:p>
      <text:p text:style-name="P2"/>
      <text:p text:style-name="P2"/>
      <text:p text:style-name="P2">### VPC CIDR `10.5.0.0/18` Staging</text:p>
      <text:p text:style-name="P2"/>
      <text:p text:style-name="P2">### VPC CIDR `10.91.0.0/18` production</text:p>
      <text:p text:style-name="P2"/>
      <text:p text:style-name="P2"/>
      <text:p text:style-name="P2">## State files</text:p>
      <text:p text:style-name="P2"/>
      <text:p text:style-name="P2">State files are stored in AWS s3 bucket for development environment `http://s3.amazonaws.com/kat-infra-dev-infra-state/backup_state` </text:p>
      <text:p text:style-name="P2"/>
      <text:p text:style-name="P2">## Sizing nodes i.e. max number of pods per instance</text:p>
      <text:p text:style-name="P2"/>
      <text:p text:style-name="P2">You can check how many ethernet interfaces and max IP per interface from [AvailableIpPerENI docs](https://docs.aws.amazon.com/AWSEC2/latest/UserGuide/using-eni.html#AvailableIpPerENI)</text:p>
      <text:p text:style-name="P2"/>
      <text:p text:style-name="P2">### Creating new environment</text:p>
      <text:p text:style-name="P2"/>
      <text:p text:style-name="P2">1. configure backend with new environment name</text:p>
      <text:p text:style-name="P2">2. create new vars file and input desired values for all variables</text:p>
      <text:p text:style-name="P2">3. Need to work on the makefile file entry to deploy new environment -- *** --</text:p>
      <text:p text:style-name="P2">4. Need to work on the pipeline <text:s/>-- *** --</text:p>
      <text:p text:style-name="P2">4. Execution should happend through `run `make &lt;newly-created-command&gt;```</text:p>
      <text:p text:style-name="P2">5. Go to flux-system repository and to a desired folder.</text:p>
      <text:p text:style-name="P2">6. Run kubectl apply -f aws-eks-resources/aws-auth-configmap.yaml</text:p>
      <text:p text:style-name="P2">7. After applying the configmap verify that worker nodes have joined</text:p>
      <text:p text:style-name="P2">8. Then `kubectl apply -f .`` (all flux resources)</text:p>
      <text:p text:style-name="P2"/>
      <text:p text:style-name="P2"># Downloads the terraform providers and runs configuration plan</text:p>
      <text:p text:style-name="P2">Execute terraform plan to check the resources thats are going to be provisioned by the terraform scripts</text:p>
      <text:p text:style-name="P2"><text:soft-page-break/></text:p>
      <text:p text:style-name="P2">&gt;&gt; terraform init -backend-config=backend_configs/dev_backend</text:p>
      <text:p text:style-name="P2"/>
      <text:p text:style-name="P2">&gt;&gt; terraform validate </text:p>
      <text:p text:style-name="P2"/>
      <text:p text:style-name="P2">&gt;&gt; terraform plan -var-file=vars/dev.tfvars</text:p>
      <text:p text:style-name="P2"/>
      <text:p text:style-name="P2"/>
      <text:p text:style-name="P2"># Downloads the terraform providers and applies the configuration</text:p>
      <text:p text:style-name="P2"/>
      <text:p text:style-name="P2">Execute terraform apply, deploys the resources in AWS</text:p>
      <text:p text:style-name="P2"/>
      <text:p text:style-name="P2">&gt;&gt; terraform init -backend-config=backend_configs/dev_backend</text:p>
      <text:p text:style-name="P2"/>
      <text:p text:style-name="P2">&gt;&gt; terraform validate </text:p>
      <text:p text:style-name="P2"/>
      <text:p text:style-name="P2">&gt;&gt; terraform apply -var-file=vars/dev.tfvars</text:p>
      <text:p text:style-name="P2"/>
      <text:p text:style-name="P2"/>
      <text:p text:style-name="P2"># Application deployment process</text:p>
      <text:p text:style-name="P2"/>
      <text:p text:style-name="P2">Application deployments are goes through flux.</text:p>
      <text:p text:style-name="P2"/>
      <text:p text:style-name="P2">-- Path: kat-infra/kat-eks-preprod-system/ --</text:p>
      <text:p text:style-name="P2"/>
      <text:p text:style-name="P2"># Kubernetes add-on services and application deployments</text:p>
      <text:p text:style-name="P2"/>
      <text:p text:style-name="P2">Kubernetes services needs to be deployed, by moving the services manifest in `kat-infra/kat-eks-preprod-system/` </text:p>
      <text:p text:style-name="P2"/>
      <text:p text:style-name="P2">Project deployments/services/ingresses are deployed by placing the yaml files in `kat-infra/kat-eks-preprod-system/kat-deployment`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3T15:56:00.640000000</meta:creation-date>
    <dc:date>2021-06-23T16:09:19.699000000</dc:date>
    <meta:editing-duration>PT2M27S</meta:editing-duration>
    <meta:editing-cycles>1</meta:editing-cycles>
    <meta:document-statistic meta:table-count="0" meta:image-count="0" meta:object-count="0" meta:page-count="55" meta:paragraph-count="2110" meta:word-count="5190" meta:character-count="62840" meta:non-whitespace-character-count="47094"/>
    <meta:generator>Neat_Office/6.2.8.2$Windows_x86 LibreOffice_project/</meta:generator>
  </office:meta>
</office:document-meta>
</file>